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Monaco" svg:font-family="Monaco, 'DejaVu Sans Mono', 'Bitstream Vera Sans Mono', 'Lucida Console', monospace"/>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A3" style:family="table-cell">
      <style:table-cell-properties fo:background-color="#e6e6e6" fo:padding="0.097cm" fo:border-left="0.002cm solid #000000" fo:border-right="none" fo:border-top="none" fo:border-bottom="0.002cm solid #000000">
        <style:background-image/>
      </style:table-cell-properties>
    </style:style>
    <style:style style:name="Table6.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6.A6" style:family="table-cell">
      <style:table-cell-properties fo:background-color="transparent" fo:padding="0.097cm" fo:border-left="0.002cm solid #000000" fo:border-right="none" fo:border-top="none" fo:border-bottom="0.002cm solid #000000">
        <style:background-image/>
      </style:table-cell-properties>
    </style:style>
    <style:style style:name="Table6.B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7" style:family="table">
      <style:table-properties style:width="16.993cm" table:align="left"/>
    </style:style>
    <style:style style:name="Table7.A" style:family="table-column">
      <style:table-column-properties style:column-width="3.191cm"/>
    </style:style>
    <style:style style:name="Table7.B" style:family="table-column">
      <style:table-column-properties style:column-width="13.802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left="none" fo:border-right="0.002cm solid #000000" fo:border-top="0.002cm solid #000000" fo:border-bottom="0.002cm solid #000000"/>
    </style:style>
    <style:style style:name="Table10" style:family="table">
      <style:table-properties style:width="16.993cm" table:align="left"/>
    </style:style>
    <style:style style:name="Table10.A" style:family="table-column">
      <style:table-column-properties style:column-width="3.205cm"/>
    </style:style>
    <style:style style:name="Table10.B" style:family="table-column">
      <style:table-column-properties style:column-width="13.788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left="none" fo:border-right="0.002cm solid #000000" fo:border-top="0.002cm solid #000000" fo:border-bottom="0.002cm solid #000000"/>
    </style:style>
    <style:style style:name="Table4" style:family="table">
      <style:table-properties style:width="16.993cm" table:align="left"/>
    </style:style>
    <style:style style:name="Table4.A" style:family="table-column">
      <style:table-column-properties style:column-width="3.205cm"/>
    </style:style>
    <style:style style:name="Table4.B" style:family="table-column">
      <style:table-column-properties style:column-width="13.788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left="none" fo:border-right="0.002cm solid #000000" fo:border-top="0.002cm solid #000000" fo:border-bottom="0.002cm solid #000000"/>
    </style:style>
    <style:style style:name="Table11" style:family="table">
      <style:table-properties style:width="16.993cm" table:align="left"/>
    </style:style>
    <style:style style:name="Table11.A" style:family="table-column">
      <style:table-column-properties style:column-width="2.736cm"/>
    </style:style>
    <style:style style:name="Table11.B" style:family="table-column">
      <style:table-column-properties style:column-width="14.258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left="none" fo:border-right="0.002cm solid #000000" fo:border-top="0.002cm solid #000000" fo:border-bottom="0.002cm solid #000000"/>
    </style:style>
    <style:style style:name="Table12" style:family="table">
      <style:table-properties style:width="17.023cm" fo:margin-left="-0.035cm" fo:margin-right="0.012cm" table:align="margins"/>
    </style:style>
    <style:style style:name="Table12.A" style:family="table-column">
      <style:table-column-properties style:column-width="1.935cm" style:rel-column-width="7449*"/>
    </style:style>
    <style:style style:name="Table12.B" style:family="table-column">
      <style:table-column-properties style:column-width="15.088cm" style:rel-column-width="58086*"/>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left="none" fo:border-right="0.002cm solid #000000" fo:border-top="0.002cm solid #000000" fo:border-bottom="0.002cm solid #000000"/>
    </style:style>
    <style:style style:name="Table14" style:family="table">
      <style:table-properties style:width="17.023cm" fo:margin-left="-0.035cm" fo:margin-right="0.012cm" table:align="margins"/>
    </style:style>
    <style:style style:name="Table14.A" style:family="table-column">
      <style:table-column-properties style:column-width="1.935cm" style:rel-column-width="7449*"/>
    </style:style>
    <style:style style:name="Table14.B" style:family="table-column">
      <style:table-column-properties style:column-width="15.088cm" style:rel-column-width="58086*"/>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left="none" fo:border-right="0.002cm solid #000000" fo:border-top="0.002cm solid #000000" fo:border-bottom="0.002cm solid #000000"/>
    </style:style>
    <style:style style:name="Table2" style:family="table">
      <style:table-properties style:width="17.023cm" fo:margin-left="-0.035cm" fo:margin-right="0.012cm" table:align="margins"/>
    </style:style>
    <style:style style:name="Table2.A" style:family="table-column">
      <style:table-column-properties style:column-width="1.935cm" style:rel-column-width="7449*"/>
    </style:style>
    <style:style style:name="Table2.B" style:family="table-column">
      <style:table-column-properties style:column-width="15.088cm" style:rel-column-width="58086*"/>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none" fo:border-right="0.002cm solid #000000" fo:border-top="0.002cm solid #000000" fo:border-bottom="0.002cm solid #000000"/>
    </style:style>
    <style:style style:name="Table3" style:family="table">
      <style:table-properties style:width="16.993cm" table:align="left"/>
    </style:style>
    <style:style style:name="Table3.A" style:family="table-column">
      <style:table-column-properties style:column-width="6.078cm"/>
    </style:style>
    <style:style style:name="Table3.B" style:family="table-column">
      <style:table-column-properties style:column-width="10.915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A3" style:family="table-cell">
      <style:table-cell-properties fo:background-color="#e6e6e6" fo:padding="0.097cm" fo:border-left="0.002cm solid #000000" fo:border-right="none" fo:border-top="none" fo:border-bottom="0.002cm solid #000000">
        <style:background-image/>
      </style:table-cell-properties>
    </style:style>
    <style:style style:name="Table3.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 style:family="table">
      <style:table-properties style:width="17.023cm" fo:margin-left="-0.035cm" fo:margin-right="0.012cm" table:align="margins"/>
    </style:style>
    <style:style style:name="Table1.A" style:family="table-column">
      <style:table-column-properties style:column-width="1.935cm" style:rel-column-width="7449*"/>
    </style:style>
    <style:style style:name="Table1.B" style:family="table-column">
      <style:table-column-properties style:column-width="15.088cm" style:rel-column-width="5808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left="none" fo:border-right="0.002cm solid #000000" fo:border-top="0.002cm solid #000000" fo:border-bottom="0.002cm solid #000000"/>
    </style:style>
    <style:style style:name="Table5" style:family="table">
      <style:table-properties style:width="17.023cm" fo:margin-left="-0.035cm" fo:margin-right="0.012cm" table:align="margins"/>
    </style:style>
    <style:style style:name="Table5.A" style:family="table-column">
      <style:table-column-properties style:column-width="1.935cm" style:rel-column-width="7449*"/>
    </style:style>
    <style:style style:name="Table5.B" style:family="table-column">
      <style:table-column-properties style:column-width="15.088cm" style:rel-column-width="58086*"/>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left="none" fo:border-right="0.002cm solid #000000" fo:border-top="0.002cm solid #000000" fo:border-bottom="0.002cm solid #000000"/>
    </style:style>
    <style:style style:name="Table13" style:family="table">
      <style:table-properties style:width="16.993cm" table:align="left"/>
    </style:style>
    <style:style style:name="Table13.A" style:family="table-column">
      <style:table-column-properties style:column-width="3.191cm"/>
    </style:style>
    <style:style style:name="Table13.B" style:family="table-column">
      <style:table-column-properties style:column-width="13.802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left="none" fo:border-right="0.002cm solid #000000" fo:border-top="0.002cm solid #000000" fo:border-bottom="0.002cm solid #000000"/>
    </style:style>
    <style:style style:name="Table15" style:family="table">
      <style:table-properties style:width="16.993cm" table:align="left"/>
    </style:style>
    <style:style style:name="Table15.A" style:family="table-column">
      <style:table-column-properties style:column-width="3.191cm"/>
    </style:style>
    <style:style style:name="Table15.B" style:family="table-column">
      <style:table-column-properties style:column-width="13.802cm"/>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left="none" fo:border-right="0.002cm solid #000000" fo:border-top="0.002cm solid #000000" fo:border-bottom="0.002cm solid #000000"/>
    </style:style>
    <style:style style:name="P1" style:family="paragraph" style:parent-style-name="Standard">
      <style:text-properties style:font-name="Times New Roman" style:font-name-asian="Times New Roman"/>
    </style:style>
    <style:style style:name="P2" style:family="paragraph" style:parent-style-name="Standard">
      <style:text-properties style:font-name="Times New Roman" style:font-name-asian="Times New Roman" style:language-asian="ja" style:country-asian="JP"/>
    </style:style>
    <style:style style:name="P3" style:family="paragraph" style:parent-style-name="Standard">
      <style:paragraph-properties>
        <style:tab-stops>
          <style:tab-stop style:position="3.115cm"/>
        </style:tab-stops>
      </style:paragraph-properties>
      <style:text-properties style:font-name="Times New Roman" style:font-name-asian="Times New Roman" style:language-asian="ja" style:country-asian="JP"/>
    </style:style>
    <style:style style:name="P4" style:family="paragraph" style:parent-style-name="Text_20_body">
      <style:text-properties style:font-name="Times New Roman" style:font-name-asian="Times New Roman"/>
    </style:style>
    <style:style style:name="P5" style:family="paragraph" style:parent-style-name="Text_20_body">
      <style:text-properties style:font-name="Times New Roman" style:font-name-asian="Times New Roman" style:language-asian="ja" style:country-asian="JP"/>
    </style:style>
    <style:style style:name="P6" style:family="paragraph" style:parent-style-name="Text_20_body">
      <style:text-properties style:font-name="Times New Roman" fo:font-size="8pt" style:font-name-asian="Times New Roman" style:font-size-asian="8pt" style:font-size-complex="8pt"/>
    </style:style>
    <style:style style:name="P7" style:family="paragraph" style:parent-style-name="Standard">
      <style:paragraph-properties fo:background-color="transparent">
        <style:background-image/>
      </style:paragraph-properties>
      <style:text-properties style:font-name="Times New Roman" style:font-name-asian="Times New Roman"/>
    </style:style>
    <style:style style:name="P8" style:family="paragraph" style:parent-style-name="Standard">
      <style:paragraph-properties fo:background-color="transparent">
        <style:background-image/>
      </style:paragraph-properties>
      <style:text-properties style:font-name="Times New Roman" style:font-name-asian="Times New Roman" style:language-asian="ja" style:country-asian="JP"/>
    </style:style>
    <style:style style:name="P9" style:family="paragraph" style:parent-style-name="Table_20_Contents">
      <style:text-properties style:font-name="Times New Roman" fo:font-weight="bold" style:font-name-asian="Times New Roman" style:font-weight-asian="bold" style:font-weight-complex="bold"/>
    </style:style>
    <style:style style:name="P10" style:family="paragraph" style:parent-style-name="Table_20_Contents">
      <style:text-properties style:font-name="Times New Roman" style:font-name-asian="Times New Roman"/>
    </style:style>
    <style:style style:name="P11" style:family="paragraph" style:parent-style-name="Table_20_Contents">
      <style:text-properties style:font-name="Times New Roman" style:font-name-asian="Times New Roman" style:language-asian="ja" style:country-asian="JP"/>
    </style:style>
    <style:style style:name="P12" style:family="paragraph" style:parent-style-name="Preformatted_20_Text">
      <style:text-properties style:font-name="Times New Roman" style:font-name-asian="Times New Roman"/>
    </style:style>
    <style:style style:name="P13" style:family="paragraph" style:parent-style-name="Preformatted_20_Text">
      <style:text-properties style:font-name="Times New Roman" fo:font-size="8pt" style:font-name-asian="Times New Roman" style:font-size-asian="8pt" style:font-size-complex="8pt"/>
    </style:style>
    <style:style style:name="P14" style:family="paragraph" style:parent-style-name="Preformatted_20_Text">
      <style:text-properties fo:color="#666666" style:font-name="Times New Roman" fo:font-size="8pt" style:font-name-asian="Times New Roman" style:font-size-asian="8pt" style:font-size-complex="8pt"/>
    </style:style>
    <style:style style:name="P15" style:family="paragraph" style:parent-style-name="Standard">
      <style:text-properties style:font-name="Times New Roman" style:font-name-asian="Times New Roman"/>
    </style:style>
    <style:style style:name="P16" style:family="paragraph" style:parent-style-name="Standard" style:list-style-name="L1">
      <style:text-properties style:font-name="Times New Roman" style:font-name-asian="Times New Roman"/>
    </style:style>
    <style:style style:name="P17" style:family="paragraph" style:parent-style-name="Standard">
      <style:text-properties style:font-name="Times New Roman" style:font-name-asian="Times New Roman" style:language-asian="ja" style:country-asian="JP"/>
    </style:style>
    <style:style style:name="P18" style:family="paragraph" style:parent-style-name="Standard">
      <style:paragraph-properties fo:background-color="transparent">
        <style:background-image/>
      </style:paragraph-properties>
      <style:text-properties style:font-name="Times New Roman" style:font-name-asian="Times New Roman" style:language-asian="ja" style:country-asian="JP"/>
    </style:style>
    <style:style style:name="P19" style:family="paragraph" style:parent-style-name="Text_20_body">
      <style:text-properties style:font-name="Times New Roman" style:font-name-asian="Times New Roman" style:language-asian="ja" style:country-asian="JP"/>
    </style:style>
    <style:style style:name="P20" style:family="paragraph" style:parent-style-name="Heading_20_2">
      <style:text-properties style:font-name="Times New Roman" style:font-name-asian="Times New Roman" style:language-asian="ja" style:country-asian="JP"/>
    </style:style>
    <style:style style:name="P21" style:family="paragraph" style:parent-style-name="Heading_20_3">
      <style:text-properties style:font-name="Times New Roman" style:font-name-asian="Times New Roman"/>
    </style:style>
    <style:style style:name="P22" style:family="paragraph" style:parent-style-name="Heading_20_3">
      <style:text-properties style:font-name="Times New Roman" style:font-name-asian="Times New Roman" style:language-asian="ja" style:country-asian="JP"/>
    </style:style>
    <style:style style:name="P23" style:family="paragraph" style:parent-style-name="Heading_20_1">
      <style:text-properties style:font-name="Times New Roman" style:font-name-asian="Times New Roman"/>
    </style:style>
    <style:style style:name="P24" style:family="paragraph" style:parent-style-name="Table_20_Contents">
      <style:text-properties style:font-name="Times New Roman" style:font-name-asian="Times New Roman" style:language-asian="ja" style:country-asian="JP"/>
    </style:style>
    <style:style style:name="P25" style:family="paragraph" style:parent-style-name="Preformatted_20_Text">
      <style:text-properties fo:color="#666666" style:font-name="Times New Roman" fo:font-size="8pt" style:font-name-asian="Times New Roman" style:font-size-asian="8pt" style:font-size-complex="8pt"/>
    </style:style>
    <style:style style:name="P26" style:family="paragraph" style:parent-style-name="Preformatted_20_Text">
      <style:text-properties fo:color="#0000ff" style:font-name="Times New Roman" fo:font-size="8pt" style:font-name-asian="Times New Roman" style:font-size-asian="8pt" style:font-size-complex="8pt"/>
    </style:style>
    <style:style style:name="P27" style:family="paragraph" style:parent-style-name="Preformatted_20_Text">
      <style:text-properties style:font-name="Times New Roman" fo:font-size="8pt" style:font-name-asian="Times New Roman" style:font-size-asian="8pt" style:font-size-complex="8pt"/>
    </style:style>
    <style:style style:name="P28" style:family="paragraph" style:parent-style-name="Preformatted_20_Text">
      <style:text-properties style:font-name="Times New Roman" style:font-name-asian="Times New Roman"/>
    </style:style>
    <style:style style:name="P29" style:family="paragraph" style:parent-style-name="Heading_20_4">
      <style:text-properties style:font-name="Times New Roman" style:font-name-asian="Times New Roman"/>
    </style:style>
    <style:style style:name="P30" style:family="paragraph">
      <style:paragraph-properties fo:text-align="center"/>
    </style:style>
    <style:style style:name="T1" style:family="text">
      <style:text-properties style:language-asian="ja" style:country-asian="JP"/>
    </style:style>
    <style:style style:name="T2" style:family="text">
      <style:text-properties fo:color="#ff0000"/>
    </style:style>
    <style:style style:name="T3" style:family="text">
      <style:text-properties fo:font-weight="bold" style:language-asian="ja" style:country-asian="JP" style:font-weight-asian="bold" style:font-weight-complex="bold"/>
    </style:style>
    <style:style style:name="T4" style:family="text">
      <style:text-properties style:use-window-font-color="true"/>
    </style:style>
    <style:style style:name="T5" style:family="text">
      <style:text-properties fo:color="#0000ff"/>
    </style:style>
    <style:style style:name="T6" style:family="text">
      <style:text-properties fo:color="#0000ff" fo:background-color="transparent"/>
    </style:style>
    <style:style style:name="T7" style:family="text">
      <style:text-properties fo:color="#0000ff" fo:font-weight="bold" style:font-weight-asian="bold" style:font-weight-complex="bold"/>
    </style:style>
    <style:style style:name="T8" style:family="text">
      <style:text-properties fo:color="#0000ff" style:language-asian="ja" style:country-asian="JP"/>
    </style:style>
    <style:style style:name="T9" style:family="text">
      <style:text-properties fo:color="#000088"/>
    </style:style>
    <style:style style:name="T10" style:family="text">
      <style:text-properties fo:color="#000000"/>
    </style:style>
    <style:style style:name="T11" style:family="text">
      <style:text-properties fo:color="#666600"/>
    </style:style>
    <style:style style:name="T12" style:family="text">
      <style:text-properties fo:color="#00666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Line_20_with_20_Fine_20_Dots" svg:stroke-width="0cm" draw:marker-end="Arrowheads_20_2"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Mult<text:span text:style-name="T1">itasking messenger</text:span></text:h>
      <text:p text:style-name="P5"/>
      <text:p text:style-name="P5">Before even attempting to multitask messenger I separated messenger's functionality into the following modules that I thought could be easier to add any changes to the source.</text:p>
      <text:p text:style-name="P5">Messenger send – sends messages to any service.</text:p>
      <text:p text:style-name="P5">Messenger recv – receives messages from any service and invokes registered callbacks.</text:p>
      <text:p text:style-name="P5">Messenger dump – sends dump messages to the dump service.</text:p>
      <text:p text:style-name="P5">Messenger context – handles an aging context for message transactions.</text:p>
      <text:p text:style-name="P5">Apart from the above separation all effort has been put into messenger send and no changes done to other modules.</text:p>
      <text:h text:style-name="P23" text:outline-level="1">Multitasking messenger send part</text:h>
      <text:p text:style-name="P1"/>
      <text:p text:style-name="P1">Some facts:</text:p>
      <text:p text:style-name="P1">Messenger send handles 3 type of send requests:</text:p>
      <text:list xml:id="list28417140" text:style-name="L1">
        <text:list-item>
          <text:p text:style-name="P16">send_message (MESSAGE_TYPE_NOTIFY) </text:p>
        </text:list-item>
        <text:list-item>
          <text:p text:style-name="P16">send_request_message (MESSAGE_TYPE_REQUEST) </text:p>
        </text:list-item>
        <text:list-item>
          <text:p text:style-name="P16">and send_reply_message (MESSAGE_TYPE_REPLY).</text:p>
        </text:list-item>
      </text:list>
      <text:p text:style-name="P1">A message is sent from one service to another.</text:p>
      <text:p text:style-name="P1">From messenger send point of view a service is a server that a client connects to via a UNIX socket<text:span text:style-name="T1">.</text:span></text:p>
      <text:p text:style-name="P2">Messenger would attempt to connect to the server socket a number of times using a reconnection timer.</text:p>
      <text:p text:style-name="P2">When a reconnection occurs any queued messages should be invalidated.</text:p>
      <text:p text:style-name="P1">Message FIFO ordering must be strictly maintained.</text:p>
      <text:p text:style-name="P1">An association is created for each service name and a send queue (send_queues).</text:p>
      <text:p text:style-name="P1">A send queue a data structure that creates and maintains client socket inf<text:span text:style-name="T1">ormation</text:span> for a des<text:span text:style-name="T1">tination service name (process). It also holds a pointer to a message buffer where message to be transmitted stored.</text:span></text:p>
      <text:p text:style-name="P2">A message buffer is a pre-allocated buffer of certain size.</text:p>
      <text:p text:style-name="P1">For each message to be sent a header and the body part of the message is copied into the message buffer.</text:p>
      <text:p text:style-name="P1">An event is set on a socket des<text:span text:style-name="T1">cription to read the data from buffer and write it to the destination service socket.</text:span></text:p>
      <text:p text:style-name="P2">If the message queue overflows the message is discarded until room becomes available again.</text:p>
      <text:p text:style-name="P2"/>
      <text:h text:style-name="P20" text:outline-level="2">Our implementation</text:h>
      <text:p text:style-name="P2"/>
      <text:p text:style-name="P2">Multitask the part that does lots of IO hopefully to increase performance. For the messenger send this is the part that sends messages to service sockets. Currently this is done as a two-stage operation. First data is written into the message buffer and then an event is set that triggers an action to send the stored messages from the message buffer to the service.</text:p>
      <text:p text:style-name="P2">To multitask the above and ensure data integrity between tasks the current event driven approach is rewritten to a sequential processing model that suits task processing better. This processing model is described in more detail below.</text:p>
      <text:p text:style-name="P1"><text:span text:style-name="T1">In simple terms this model is a job pool to store pointers to data where messages are found to be </text:span><text:soft-page-break/><text:span text:style-name="T1">transmitted. One or more task could then extract one or more items from the pool and perform the </text:span><text:span text:style-name="T1">IO (send data to service socket). Since each task operates on its own data area locking is not necessary while reading. Once this concept is proven effective it could be easily applied to the receiving part as well with ease. But before we delve into implementation details need to describe how messages are stored and manipulated.</text:span></text:p>
      <text:p text:style-name="P2"/>
      <text:h text:style-name="P22" text:outline-level="3">Message buffer</text:h>
      <text:p text:style-name="P2">Instead of allocating and deallocating memory on per message basis preallocate some memory in advance and return pointers to memory which satisfy the requested size using the following model.</text:p>
      <text:p text:style-name="P2">The figure below depicts such structure.</text:p>
      <text:p text:style-name="P2"><draw:frame text:anchor-type="paragraph" draw:z-index="27" draw:style-name="gr6" svg:width="1.772cm" svg:height="1.331cm" svg:x="3.872cm" svg:y="0.554cm"><draw:text-box><text:p>Memory </text:p><text:p>block(1)</text:p></draw:text-box></draw:frame><draw:frame text:anchor-type="paragraph" draw:z-index="31" draw:style-name="gr6" svg:width="1.772cm" svg:height="1.331cm" svg:x="6.669cm" svg:y="0.561cm"><draw:text-box><text:p>Memory </text:p><text:p>block(n)</text:p></draw:text-box></draw:frame></text:p>
      <text:p text:style-name="P2"><draw:frame text:anchor-type="paragraph" draw:z-index="26" draw:style-name="gr6" svg:width="1.772cm" svg:height="1.331cm" svg:x="1.194cm" svg:y="0.09cm"><draw:text-box><text:p>Memory </text:p><text:p>block(0)</text:p></draw:text-box></draw:frame></text:p>
      <text:p text:style-name="P2"><draw:rect text:anchor-type="paragraph" draw:z-index="30" draw:style-name="gr5" draw:text-style-name="P30" svg:width="2.858cm" svg:height="1.091cm" svg:x="6.352cm" svg:y="0.584cm"><text:p text:style-name="P30">64K</text:p></draw:rect></text:p>
      <text:p text:style-name="P2"><draw:rect text:anchor-type="paragraph" draw:z-index="24" draw:style-name="gr5" draw:text-style-name="P30" svg:width="1.786cm" svg:height="1.091cm" svg:x="1.09cm" svg:y="0.122cm"><text:p text:style-name="P30">8K</text:p></draw:rect><draw:rect text:anchor-type="paragraph" draw:z-index="25" draw:style-name="gr5" draw:text-style-name="P30" svg:width="2.177cm" svg:height="1.091cm" svg:x="3.794cm" svg:y="0.109cm"><text:p text:style-name="P30">8K</text:p></draw:rect></text:p>
      <text:p text:style-name="P2"/>
      <text:p text:style-name="P2"><draw:line text:anchor-type="paragraph" draw:z-index="28" draw:style-name="gr7" draw:text-style-name="P30" svg:x1="1.09cm" svg:y1="1.076cm" svg:x2="1.09cm" svg:y2="0.238cm"><text:p/></draw:line><draw:line text:anchor-type="paragraph" draw:z-index="29" draw:style-name="gr7" draw:text-style-name="P30" svg:x1="3.858cm" svg:y1="1.08cm" svg:x2="3.858cm" svg:y2="0.242cm"><text:p/></draw:line><draw:line text:anchor-type="paragraph" draw:z-index="32" draw:style-name="gr7" draw:text-style-name="P30" svg:x1="6.458cm" svg:y1="1.037cm" svg:x2="6.458cm" svg:y2="0.199cm"><text:p/></draw:line><draw:frame text:anchor-type="paragraph" draw:z-index="33" draw:style-name="gr8" svg:width="0.983cm" svg:height="0.489cm" svg:x="1.129cm" svg:y="0.473cm"><draw:text-box><text:p>head</text:p></draw:text-box></draw:frame><draw:line text:anchor-type="paragraph" draw:z-index="34" draw:style-name="gr7" draw:text-style-name="P30" svg:x1="2.159cm" svg:y1="1.076cm" svg:x2="2.159cm" svg:y2="0.238cm"><text:p/></draw:line><draw:line text:anchor-type="paragraph" draw:z-index="37" draw:style-name="gr7" draw:text-style-name="P30" svg:x1="7.652cm" svg:y1="1.051cm" svg:x2="7.652cm" svg:y2="0.213cm"><text:p/></draw:line></text:p>
      <text:p text:style-name="P2"><draw:line text:anchor-type="paragraph" draw:z-index="36" draw:style-name="gr7" draw:text-style-name="P30" svg:x1="4.89cm" svg:y1="0.588cm" svg:x2="4.89cm" svg:y2="-0.25cm"><text:p/></draw:line><draw:frame text:anchor-type="paragraph" draw:z-index="35" draw:style-name="gr8" svg:width="0.983cm" svg:height="0.489cm" svg:x="2.221cm" svg:y="0cm"><draw:text-box><text:p>tail</text:p></draw:text-box></draw:frame></text:p>
      <text:p text:style-name="P2"><draw:rect text:anchor-type="paragraph" draw:z-index="13" draw:style-name="gr1" draw:text-style-name="P30" svg:width="2.073cm" svg:height="0.544cm" svg:x="6.431cm" svg:y="0.12cm"><text:p text:style-name="P30">region(n)</text:p></draw:rect><draw:rect text:anchor-type="paragraph" draw:z-index="12" draw:style-name="gr1" draw:text-style-name="P30" svg:width="2.073cm" svg:height="0.544cm" svg:x="3.628cm" svg:y="0.12cm"><text:p text:style-name="P30">region(1)</text:p></draw:rect><draw:rect text:anchor-type="paragraph" draw:z-index="11" draw:style-name="gr1" draw:text-style-name="P30" svg:width="2.073cm" svg:height="0.544cm" svg:x="1.09cm" svg:y="0.102cm"><text:p text:style-name="P30">region(0)</text:p></draw:rect><draw:frame text:anchor-type="paragraph" draw:z-index="20" draw:style-name="gr4" svg:width="0.288cm" svg:height="0.489cm" svg:x="3.268cm" svg:y="0.162cm"><draw:text-box><text:p>..</text:p></draw:text-box></draw:frame><draw:frame text:anchor-type="paragraph" draw:z-index="21" draw:style-name="gr4" svg:width="0.288cm" svg:height="0.489cm" svg:x="5.944cm" svg:y="0.15cm"><draw:text-box><text:p>..</text:p></draw:text-box></draw:frame></text:p>
      <text:p text:style-name="P2"><draw:custom-shape text:anchor-type="paragraph" draw:z-index="15" draw:style-name="gr3" svg:width="0.197cm" svg:height="0.918cm" svg:x="1.863cm" svg:y="0.15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8" draw:style-name="gr3" svg:width="0.197cm" svg:height="0.918cm" svg:x="4.524cm" svg:y="0.17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9" draw:style-name="gr3" svg:width="0.197cm" svg:height="0.918cm" svg:x="7.361cm" svg:y="0.15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draw:rect text:anchor-type="paragraph" draw:z-index="14" draw:style-name="gr1" draw:text-style-name="P30" svg:width="2.223cm" svg:height="0.544cm" svg:x="1.09cm" svg:y="0.102cm"><text:p text:style-name="P30">descriptor(0)</text:p></draw:rect><draw:rect text:anchor-type="paragraph" draw:z-index="16" draw:style-name="gr1" draw:text-style-name="P30" svg:width="2.285cm" svg:height="0.544cm" svg:x="3.614cm" svg:y="0.102cm"><text:p text:style-name="P30">descriptor(1)</text:p></draw:rect><draw:rect text:anchor-type="paragraph" draw:z-index="17" draw:style-name="gr1" draw:text-style-name="P30" svg:width="2.259cm" svg:height="0.544cm" svg:x="6.378cm" svg:y="0.102cm"><text:p text:style-name="P30">descriptor(n)</text:p></draw:rect><draw:frame text:anchor-type="paragraph" draw:z-index="22" draw:style-name="gr4" svg:width="0.288cm" svg:height="0.489cm" svg:x="3.348cm" svg:y="0.162cm"><draw:text-box><text:p>..</text:p></draw:text-box></draw:frame><draw:frame text:anchor-type="paragraph" draw:z-index="23" draw:style-name="gr4" svg:width="0.288cm" svg:height="0.489cm" svg:x="5.999cm" svg:y="0.162cm"><draw:text-box><text:p>..</text:p></draw:text-box></draw:frame></text:p>
      <text:p text:style-name="P2"/>
      <text:p text:style-name="P2"/>
      <text:p text:style-name="P8">We keep an array of memory descriptors a maximum of 5 (<text:span text:style-name="T6">MAX_MEM_DESC</text:span>) that contain pointers to exactly the same number of memory regions. Each memory region is a preallocated memory area that holds the following information.</text:p>
      <text:p text:style-name="P2"/>
      <table:table table:name="Table6" table:style-name="Table6">
        <table:table-column table:style-name="Table6.A"/>
        <table:table-column table:style-name="Table6.B"/>
        <table:table-row>
          <table:table-cell table:style-name="Table6.A1" office:value-type="string">
            <text:p text:style-name="P9">Field</text:p>
          </table:table-cell>
          <table:table-cell table:style-name="Table6.B1" office:value-type="string">
            <text:p text:style-name="P9">Des<text:span text:style-name="T1">cription</text:span></text:p>
          </table:table-cell>
        </table:table-row>
        <table:table-row>
          <table:table-cell table:style-name="Table6.A2" office:value-type="string">
            <text:p text:style-name="P10">head</text:p>
          </table:table-cell>
          <table:table-cell table:style-name="Table6.B2" office:value-type="string">
            <text:p text:style-name="P10">Points to the start of the memory block.</text:p>
          </table:table-cell>
        </table:table-row>
        <table:table-row>
          <table:table-cell table:style-name="Table6.A3" office:value-type="string">
            <text:p text:style-name="P10">tail </text:p>
          </table:table-cell>
          <table:table-cell table:style-name="Table6.B3" office:value-type="string">
            <text:p text:style-name="P10">Inc<text:span text:style-name="T1">remented by the requested number of bytes.</text:span></text:p>
          </table:table-cell>
        </table:table-row>
        <table:table-row>
          <table:table-cell table:style-name="Table6.A2" office:value-type="string">
            <text:p text:style-name="P10">left</text:p>
          </table:table-cell>
          <table:table-cell table:style-name="Table6.B2" office:value-type="string">
            <text:p text:style-name="P10">How man<text:span text:style-name="T1">y bytes left in the memory block.</text:span></text:p>
          </table:table-cell>
        </table:table-row>
        <table:table-row>
          <table:table-cell table:style-name="Table6.A3" office:value-type="string">
            <text:p text:style-name="P11">size</text:p>
          </table:table-cell>
          <table:table-cell table:style-name="Table6.B3" office:value-type="string">
            <text:p text:style-name="P10">The total size of the memory block in bytes.</text:p>
          </table:table-cell>
        </table:table-row>
        <table:table-row>
          <table:table-cell table:style-name="Table6.A6" office:value-type="string">
            <text:p text:style-name="P10">last_acc<text:span text:style-name="T1">essed</text:span></text:p>
          </table:table-cell>
          <table:table-cell table:style-name="Table6.B6" office:value-type="string">
            <text:p text:style-name="P10">Stores the last modified tail pointer value.</text:p>
          </table:table-cell>
        </table:table-row>
      </table:table>
      <text:p text:style-name="P2"/>
      <text:p text:style-name="P2">Memory block 0 and 1 are of equal size but the sizes increases as the memory block numbers increase. Depending on the requested size to reserve it is possible that some space in memory blocks is left unused and wasted. There is no support to add or accumulate the size of unused blocks to create bigger size chucks. The interface to this memory model is simple once the memory blocks have been initialized a client would request a memory address to be returned after a reservation of certain size satisfied. If the returned address is not going to be used it can be freed reverting the tail pointer back to the original point before reservation. In normal circumstances it is not necessary to free the reserved memory since eventually it would be reused after wrapping.</text:p>
      <text:p text:style-name="P2"/>
      <text:p text:style-name="P2"><text:span text:style-name="T2">Caution:</text:span> Once all occupied memory blocks are filled up the search for the next available size begins at the first memory block with no checking if it is already occupied. This is quite unlikely since the last memory blocks are larger in size and would take longer to fill and also we send messages one by one. There is a check though when the job queue gets full the message would be thrown away as the current implementation.</text:p>
      <text:p text:style-name="P2"><text:soft-page-break/></text:p>
      <text:p text:style-name="P2"/>
      <text:h text:style-name="P22" text:outline-level="3">Job queue</text:h>
      <text:p text:style-name="P2"/>
      <text:p text:style-name="P2">A job queue is an array of job items. A configured number of consumer threads (currently set to 2) <text:s/>retrieve and process job items from the queue. All consumer threads compete concurrently for getting a job item. A job item is a structure that holds a reference to a buffer where the message is stored. A job queue contains management variables to control addition and retrieval from queue with minimum or no locking at all. Job items from multiple services are added/piled up sequentially one after another. If there is no room to add the next item to the queue the caller would just discard the message. It is well understood that if multiple tasks are used to add messages to the common job queue message priority can not be guaranteed.</text:p>
      <text:p text:style-name="P2">The main thread once the message is stored into the message buffer it calls <text:span text:style-name="T5">add_job</text:span> to add the corresponding message into the job queue.</text:p>
      <text:p text:style-name="P2">A structure that maintains such details is depicted in the diagram below:</text:p>
      <text:p text:style-name="P2"/>
      <text:p text:style-name="P2"><draw:frame text:anchor-type="paragraph" draw:z-index="38" draw:style-name="gr9" svg:width="1.814cm" svg:height="0.489cm" svg:x="0.653cm" svg:y="0.159cm"><draw:text-box><text:p>job queue</text:p></draw:text-box></draw:frame></text:p>
      <text:p text:style-name="P2"><draw:rect text:anchor-type="paragraph" draw:z-index="0" draw:style-name="gr1" draw:text-style-name="P30" svg:width="1.966cm" svg:height="0.907cm" svg:x="0.381cm" svg:y="0.203cm"><text:p text:style-name="P30">ctrl</text:p></draw:rect><draw:rect text:anchor-type="paragraph" draw:z-index="1" draw:style-name="gr1" draw:text-style-name="P30" svg:width="2.994cm" svg:height="0.892cm" svg:x="4.235cm" svg:y="0.263cm"><text:p text:style-name="P30">mutex</text:p></draw:rect></text:p>
      <text:p text:style-name="P2"><draw:custom-shape text:anchor-type="paragraph" draw:z-index="5" draw:style-name="gr2" svg:width="1.89cm" svg:height="0.244cm" svg:x="2.346cm" svg:y="0.18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draw:rect text:anchor-type="paragraph" draw:z-index="2" draw:style-name="gr1" draw:text-style-name="P30" svg:width="2.994cm" svg:height="0.892cm" svg:x="4.235cm" svg:y="0.18cm"><text:p text:style-name="P30">front</text:p></draw:rect></text:p>
      <text:p text:style-name="P2"/>
      <text:p text:style-name="P2"><draw:rect text:anchor-type="paragraph" draw:z-index="3" draw:style-name="gr1" draw:text-style-name="P30" svg:width="2.994cm" svg:height="0.892cm" svg:x="4.235cm" svg:y="0.097cm"><text:p text:style-name="P30">rear</text:p></draw:rect></text:p>
      <text:p text:style-name="P2"><draw:rect text:anchor-type="paragraph" draw:z-index="6" draw:style-name="gr1" draw:text-style-name="P30" svg:width="2.994cm" svg:height="0.892cm" svg:x="9.093cm" svg:y="0.436cm"><text:p text:style-name="P30">service_name</text:p></draw:rect></text:p>
      <text:p text:style-name="P2"><draw:rect text:anchor-type="paragraph" draw:z-index="40" draw:style-name="gr1" draw:text-style-name="P30" svg:width="2.994cm" svg:height="0.892cm" svg:x="4.235cm" svg:y="0.014cm"><text:p text:style-name="P30">next</text:p></draw:rect><draw:custom-shape text:anchor-type="paragraph" draw:z-index="42" draw:style-name="gr10" draw:text-style-name="P30" svg:width="0.318cm" svg:height="3.606cm" svg:x="8.643cm" svg:y="0.04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2"><draw:rect text:anchor-type="paragraph" draw:z-index="7" draw:style-name="gr1" draw:text-style-name="P30" svg:width="2.994cm" svg:height="0.892cm" svg:x="9.093cm" svg:y="0.385cm"><text:p text:style-name="P30">server_socket</text:p></draw:rect><draw:rect text:anchor-type="paragraph" draw:z-index="41" draw:style-name="gr1" draw:text-style-name="P30" svg:width="2.994cm" svg:height="0.892cm" svg:x="4.235cm" svg:y="0.418cm"><text:p text:style-name="P30">granted</text:p></draw:rect></text:p>
      <text:p text:style-name="P2"/>
      <text:p text:style-name="P2"><draw:rect text:anchor-type="paragraph" draw:z-index="8" draw:style-name="gr1" draw:text-style-name="P30" svg:width="2.994cm" svg:height="0.892cm" svg:x="9.093cm" svg:y="0.349cm"><text:p text:style-name="P30">buffer</text:p></draw:rect><draw:custom-shape text:anchor-type="paragraph" draw:z-index="10" draw:style-name="gr2" svg:width="1.377cm" svg:height="0.348cm" svg:x="7.228cm" svg:y="0.32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draw:rect text:anchor-type="paragraph" draw:z-index="4" draw:style-name="gr1" draw:text-style-name="P30" svg:width="2.994cm" svg:height="0.892cm" svg:x="4.235cm" svg:y="-0.161cm"><text:p text:style-name="P30">item[0..n]</text:p></draw:rect></text:p>
      <text:p text:style-name="P2"><draw:rect text:anchor-type="paragraph" draw:z-index="9" draw:style-name="gr1" draw:text-style-name="P30" svg:width="2.994cm" svg:height="0.892cm" svg:x="9.093cm" svg:y="0.318cm"><text:p text:style-name="P30">buffer_len</text:p></draw:rect></text:p>
      <text:p text:style-name="P2"/>
      <text:p text:style-name="P2"/>
      <text:p text:style-name="P2"/>
      <text:p text:style-name="P2"/>
      <text:p text:style-name="P2"/>
      <text:p text:style-name="P2">The mutex field is used to acquire and release the lock. The following inline functions are used.</text:p>
      <text:p text:style-name="P2"/>
      <table:table table:name="Table13" table:style-name="Table13">
        <table:table-column table:style-name="Table13.A"/>
        <table:table-column table:style-name="Table13.B"/>
        <table:table-row>
          <table:table-cell table:style-name="Table13.A1" office:value-type="string">
            <text:p text:style-name="P14">1</text:p>
            <text:p text:style-name="P14">2</text:p>
            <text:p text:style-name="P14">3</text:p>
            <text:p text:style-name="P14">4</text:p>
            <text:p text:style-name="P14">5</text:p>
            <text:p text:style-name="P14">6</text:p>
            <text:p text:style-name="P14">7</text:p>
            <text:p text:style-name="P14">8</text:p>
            <text:p text:style-name="P14">9</text:p>
            <text:p text:style-name="P14">10</text:p>
            <text:p text:style-name="P14">11</text:p>
            <text:p text:style-name="P14">12</text:p>
            <text:p text:style-name="P14">13</text:p>
            <text:p text:style-name="P14">14</text:p>
            <text:p text:style-name="P14">15</text:p>
            <text:p text:style-name="P14">16</text:p>
            <text:p text:style-name="P14">17</text:p>
          </table:table-cell>
          <table:table-cell table:style-name="Table13.B1" office:value-type="string">
            <text:p text:style-name="P13">static inline </text:p>
            <text:p text:style-name="P13">void <text:span text:style-name="T7">job_lock()</text:span> { </text:p>
            <text:p text:style-name="P13">#ifdef MUTEX</text:p>
            <text:p text:style-name="P13"><text:s text:c="2"/>pthread_mutex_lock( &amp;ctrl.mutex ); </text:p>
            <text:p text:style-name="P13">#else</text:p>
            <text:p text:style-name="P13"><text:s text:c="2"/>// ticket locking algorithm</text:p>
            <text:p text:style-name="P13">#endif</text:p>
            <text:p text:style-name="P13">}</text:p>
            <text:p text:style-name="P13"/>
            <text:p text:style-name="P13">static inline </text:p>
            <text:p text:style-name="P13">void <text:span text:style-name="T7">job_unlock()</text:span> { </text:p>
            <text:p text:style-name="P13">#ifdef MUTEX</text:p>
            <text:p text:style-name="P13"><text:s text:c="2"/>pthread_mutex_unlock( &amp;ctrl.mutex ); </text:p>
            <text:p text:style-name="P13">#else</text:p>
            <text:p text:style-name="P13"><text:s text:c="2"/>// ticket unlocking algorithm</text:p>
            <text:p text:style-name="P13">#endif</text:p>
            <text:p text:style-name="P13">}</text:p>
          </table:table-cell>
        </table:table-row>
      </table:table>
      <table:table table:name="Table8" table:style-name="Table8">
        <table:table-column table:style-name="Table8.A"/>
        <table:table-row>
          <table:table-cell office:value-type="string">
            <text:p text:style-name="P12"/>
          </table:table-cell>
        </table:table-row>
      </table:table>
      <table:table table:name="Table9" table:style-name="Table9">
        <table:table-column table:style-name="Table9.A"/>
        <table:table-row>
          <table:table-cell office:value-type="string">
            <text:p text:style-name="P12"/>
          </table:table-cell>
        </table:table-row>
      </table:table>
      <text:p text:style-name="P2">The <text:span text:style-name="T5">next</text:span> and <text:span text:style-name="T5">granted</text:span> variables provide a different kind of locking based on the ticket algorithm.</text:p>
      <text:p text:style-name="P2"><text:soft-page-break/></text:p>
      <text:p text:style-name="P2"/>
      <table:table table:name="Table15" table:style-name="Table15">
        <table:table-column table:style-name="Table15.A"/>
        <table:table-column table:style-name="Table15.B"/>
        <table:table-row>
          <table:table-cell table:style-name="Table15.A1" office:value-type="string">
            <text:p text:style-name="P14">1</text:p>
            <text:p text:style-name="P14">2</text:p>
            <text:p text:style-name="P14">3</text:p>
            <text:p text:style-name="P14">4</text:p>
            <text:p text:style-name="P14">5</text:p>
            <text:p text:style-name="P14">6</text:p>
            <text:p text:style-name="P14">7</text:p>
            <text:p text:style-name="P14">8</text:p>
            <text:p text:style-name="P14">9</text:p>
            <text:p text:style-name="P14">10</text:p>
            <text:p text:style-name="P14">11</text:p>
            <text:p text:style-name="P14">12</text:p>
            <text:p text:style-name="P14">13</text:p>
            <text:p text:style-name="P14">14</text:p>
            <text:p text:style-name="P14">15</text:p>
            <text:p text:style-name="P14">16</text:p>
            <text:p text:style-name="P14">17</text:p>
            <text:p text:style-name="P14">18</text:p>
            <text:p text:style-name="P14">19</text:p>
            <text:p text:style-name="P14">20</text:p>
            <text:p text:style-name="P14">21</text:p>
            <text:p text:style-name="P14">22</text:p>
            <text:p text:style-name="P14">23</text:p>
            <text:p text:style-name="P14">24</text:p>
            <text:p text:style-name="P14">25</text:p>
            <text:p text:style-name="P14">26</text:p>
            <text:p text:style-name="P14">27</text:p>
            <text:p text:style-name="P14">28</text:p>
            <text:p text:style-name="P14">29</text:p>
            <text:p text:style-name="P14">30</text:p>
            <text:p text:style-name="P14">31</text:p>
          </table:table-cell>
          <table:table-cell table:style-name="Table15.B1" office:value-type="string">
            <text:p text:style-name="P13">static inline void</text:p>
            <text:p text:style-name="P13"><text:span text:style-name="T5">job_lock</text:span>() {</text:p>
            <text:p text:style-name="P13">#ifdef MUTEX</text:p>
            <text:p text:style-name="P13"><text:s text:c="2"/>pthread_mutex_lock( &amp;ctrl.mutex );</text:p>
            <text:p text:style-name="P13">#else</text:p>
            <text:p text:style-name="P13"><text:s text:c="2"/>struct timespec req;</text:p>
            <text:p text:style-name="P13"><text:s text:c="2"/>int ticket;</text:p>
            <text:p text:style-name="P13"><text:s text:c="2"/>int tmp;</text:p>
            <text:p text:style-name="P13"/>
            <text:p text:style-name="P13"><text:s text:c="2"/>ticket = ctrl.next;</text:p>
            <text:p text:style-name="P13"><text:s text:c="2"/>tmp = ctrl.next;</text:p>
            <text:p text:style-name="P13"><text:s text:c="2"/>ctrl.next = ( tmp + 1 ) % ( THREADS + 1 );</text:p>
            <text:p text:style-name="P13"><text:s text:c="2"/>req.tv_sec = 0;</text:p>
            <text:p text:style-name="P13"><text:s text:c="2"/>req.tv_nsec = 1;</text:p>
            <text:p text:style-name="P13"><text:s text:c="2"/>while ( ticket != ctrl.granted ) {</text:p>
            <text:p text:style-name="P13"><text:s text:c="4"/>nanosleep( &amp;req, NULL );</text:p>
            <text:p text:style-name="P13"><text:s text:c="2"/>}</text:p>
            <text:p text:style-name="P13">#endif</text:p>
            <text:p text:style-name="P13">}</text:p>
            <text:p text:style-name="P13"/>
            <text:p text:style-name="P13"/>
            <text:p text:style-name="P13">static inline void</text:p>
            <text:p text:style-name="P13"><text:span text:style-name="T5">job_unlock</text:span>() {</text:p>
            <text:p text:style-name="P13">#ifdef MUTEX</text:p>
            <text:p text:style-name="P13"><text:s text:c="2"/>pthread_mutex_unlock( &amp;ctrl.mutex );</text:p>
            <text:p text:style-name="P13">#else</text:p>
            <text:p text:style-name="P13"><text:s text:c="2"/>int tmp = ctrl.granted;</text:p>
            <text:p text:style-name="P13"><text:s text:c="2"/>tmp = ( tmp + 1 ) % ( THREADS + 1 );</text:p>
            <text:p text:style-name="P13"><text:s text:c="2"/>ctrl.granted = tmp;</text:p>
            <text:p text:style-name="P13">#endif</text:p>
            <text:p text:style-name="P13">}</text:p>
          </table:table-cell>
        </table:table-row>
      </table:table>
      <text:p text:style-name="P2"/>
      <text:p text:style-name="P2">Basically get a ticket and wait for your turn. The lock function increments <text:span text:style-name="T5">next</text:span> and waits until granted. The unlock function increments <text:span text:style-name="T5">granted</text:span>. <text:span text:style-name="T5">Next</text:span> and <text:span text:style-name="T5">granted</text:span> are integers mod number of threads and initially set to zero.</text:p>
      <text:p text:style-name="P2">A item is a structure that includes a meaningful service name (<text:span text:style-name="T5">service_name</text:span>) the socket (<text:span text:style-name="T5">server_socket</text:span>) to send the message stored at <text:span text:style-name="T5">buffer</text:span> of bytes length (<text:span text:style-name="T5">buffer_len)</text:span>.</text:p>
      <text:p text:style-name="P2">For each item added to the queue the <text:span text:style-name="T5">rear</text:span> pointer is incremented by one. When an item extracted from the queue the <text:span text:style-name="T5">front</text:span> pointer is incremented by one. A test to check if queue is full is if the <text:span text:style-name="T5">rear</text:span> pointer plus one for the next item to be inserted equals the <text:span text:style-name="T5">front</text:span> pointer. This check is done every time before a message is added to the queue. If a queue is found to be full an overflow condition is flagged the message is discarded and an error is returned to the sender. Otherwise insert the item into the next available slot and return an early success to sender. It is possible though that while sending the message an error occurs and the message can not be sent. Such error conditions are ignored in this version.</text:p>
      <text:p text:style-name="P2"/>
      <text:h text:style-name="P21" text:outline-level="3">Add job</text:h>
      <text:p text:style-name="P2"/>
      <text:p text:style-name="P2">We use the following source excerpt to describe its behavior.</text:p>
      <text:p text:style-name="Standard">Listing#1 <text:span text:style-name="T5">add_job()</text:span></text:p>
      <table:table table:name="Table7" table:style-name="Table7">
        <table:table-column table:style-name="Table7.A"/>
        <table:table-column table:style-name="Table7.B"/>
        <table:table-row>
          <table:table-cell table:style-name="Table7.A1" office:value-type="string">
            <text:p text:style-name="P14">1</text:p>
            <text:p text:style-name="P14">2</text:p>
            <text:p text:style-name="P14">3</text:p>
            <text:p text:style-name="P14">4</text:p>
            <text:p text:style-name="P14">5</text:p>
            <text:p text:style-name="P14">6</text:p>
            <text:p text:style-name="P14">7</text:p>
            <text:p text:style-name="P14">8</text:p>
            <text:p text:style-name="P14">9</text:p>
            <text:p text:style-name="P14">10</text:p>
            <text:p text:style-name="P14">11</text:p>
            <text:p text:style-name="P14">12</text:p>
            <text:p text:style-name="P14">13</text:p>
            <text:p text:style-name="P14"><text:soft-page-break/>14</text:p>
            <text:p text:style-name="P14">15</text:p>
            <text:p text:style-name="P14">16</text:p>
            <text:p text:style-name="P14">17</text:p>
            <text:p text:style-name="P14">18</text:p>
            <text:p text:style-name="P14">19</text:p>
            <text:p text:style-name="P14">20</text:p>
            <text:p text:style-name="P14">21</text:p>
            <text:p text:style-name="P14">22</text:p>
            <text:p text:style-name="P14">23</text:p>
            <text:p text:style-name="P14">24</text:p>
            <text:p text:style-name="P14">25</text:p>
            <text:p text:style-name="P14">26</text:p>
            <text:p text:style-name="P14">27</text:p>
            <text:p text:style-name="P14">28</text:p>
            <text:p text:style-name="P14">29</text:p>
            <text:p text:style-name="P14">30</text:p>
            <text:p text:style-name="P14">31</text:p>
            <text:p text:style-name="P14">32</text:p>
            <text:p text:style-name="P14">33</text:p>
            <text:p text:style-name="P14">34</text:p>
            <text:p text:style-name="P14">35</text:p>
            <text:p text:style-name="P14">36</text:p>
            <text:p text:style-name="P14">37</text:p>
            <text:p text:style-name="P14">38</text:p>
            <text:p text:style-name="P14">39</text:p>
            <text:p text:style-name="P14">40</text:p>
            <text:p text:style-name="P14">41</text:p>
            <text:p text:style-name="P14">42</text:p>
          </table:table-cell>
          <table:table-cell table:style-name="Table7.B1" office:value-type="string">
            <text:p text:style-name="P6">static bool</text:p>
            <text:p text:style-name="P6"><text:span text:style-name="T5">add_job</text:span>( job_ctrl *ctrl, job_item *item ) {</text:p>
            <text:p text:style-name="P6"><text:s text:c="2"/>job_item *rear_item;</text:p>
            <text:p text:style-name="P6"><text:s text:c="2"/>int rear;</text:p>
            <text:p text:style-name="P6"><text:s text:c="2"/>int tmp;</text:p>
            <text:p text:style-name="P6"/>
            <text:p text:style-name="P6"><text:s text:c="2"/>if ( <text:span text:style-name="T5">job_queue_full</text:span>( ctrl ) ) {</text:p>
            <text:p text:style-name="P6"><text:s text:c="4"/>return 0;</text:p>
            <text:p text:style-name="P6"><text:soft-page-break/><text:s text:c="2"/>}</text:p>
            <text:p text:style-name="P6"><text:s text:c="2"/>while ( true ) {</text:p>
            <text:p text:style-name="P6"><text:s text:c="4"/>rear = ctrl-&gt;rear;</text:p>
            <text:p text:style-name="P6"><text:s text:c="4"/>tmp = ( rear + 1 ) % ITEM_ARRAY_SIZE;</text:p>
            <text:p text:style-name="P6"><text:s text:c="4"/>if ( rear != ctrl-&gt;rear ) {</text:p>
            <text:p text:style-name="P6"><text:s text:c="6"/>continue;</text:p>
            <text:p text:style-name="P6"><text:s text:c="4"/>}</text:p>
            <text:p text:style-name="P6"><text:s text:c="4"/>rear_item = &amp;ctrl-&gt;item[ rear ];</text:p>
            <text:p text:style-name="P6">#ifdef MCAS</text:p>
            <text:p text:style-name="P6"><text:s text:c="4"/>if ( <text:span text:style-name="T5">MCAS</text:span>( ( int * ) &amp;ctrl-&gt;item[ rear ], ( int * ) rear_item, <text:s/>( int * ) item, sizeof( *item ) ) ) {</text:p>
            <text:p text:style-name="P6">#else</text:p>
            <text:p text:style-name="P6"><text:s text:c="4"/>if ( <text:span text:style-name="T5">CAS</text:span>( ( int * ) &amp;ctrl-&gt;item[ rear ], ( int * ) rear_item, <text:s/>( int * ) item, sizeof( *item ) ) ) {</text:p>
            <text:p text:style-name="P6">#endif</text:p>
            <text:p text:style-name="P6"><text:s text:c="6"/><text:span text:style-name="T5">CAS_int</text:span>( &amp;ctrl-&gt;rear, rear, tmp );</text:p>
            <text:p text:style-name="P6"><text:s text:c="6"/>return 1;</text:p>
            <text:p text:style-name="P6"><text:s text:c="4"/>}</text:p>
            <text:p text:style-name="P6"><text:s text:c="2"/>}</text:p>
            <text:p text:style-name="P6">}</text:p>
          </table:table-cell>
        </table:table-row>
      </table:table>
      <text:p text:style-name="P2"/>
      <text:p text:style-name="P3">At line 11 check if queue is full and return if this is the case.</text:p>
      <text:p text:style-name="P3">The infinite while loop that starts at line 16 is necessary to allow concurrency. There is a consistent check at line 21 to verify that rear and shared rear variables are equal and not modified by another task.</text:p>
      <text:p text:style-name="P3">An item is inserted successfully if the Compare And Swap <text:span text:style-name="T5">(CAS)</text:span> function or <text:span text:style-name="T5">MCAS</text:span> lines 29, 32 succeed in copying the item into the slot pointed by <text:span text:style-name="T5">rear</text:span>. The <text:span text:style-name="T5">CAS_int</text:span> operates on a word boundary and depending on the CPU architecture would probably being executed as a single instruction hence no locking is required. But the statement that copies the item into the slot since it can not be executed as-if instantaneously requires locking.</text:p>
      <text:p text:style-name="P2">Assuming that two tasks run in parallel one after the other we can infer that if task 1 is exempted after executing the first <text:span text:style-name="T5">CAS</text:span> statement there is a possibility that the other task may acquire the lock and overwrite the previous slot data. Since most of the literature on this subject suggest that the <text:span text:style-name="T5">CAS</text:span> instruction is atomic we don't extend the lock to include the <text:span text:style-name="T5">CAS_int</text:span> function.</text:p>
      <text:p text:style-name="P3"/>
      <text:h text:style-name="P21" text:outline-level="3">Two versions of CAS</text:h>
      <text:p text:style-name="P3"/>
      <text:p text:style-name="P3">The <text:span text:style-name="T5">CAS</text:span> function takes distinct memory locations supplied by argument one (<text:span text:style-name="T5">shared</text:span>) expected values (<text:span text:style-name="T5">oldvalue</text:span>) and new values (<text:span text:style-name="T5">newvalue</text:span>). Each shared address is updated to each new value if it contains the expected value before the operation. I coded two versions of <text:span text:style-name="T5">CAS</text:span> one implemented using <text:span text:style-name="T5">memcpy</text:span> and another comparing word addresses in a loop <text:span text:style-name="T5">(MCAS)</text:span>. Both version are shown below:</text:p>
      <text:p text:style-name="P2"/>
      <text:p text:style-name="P2">Listing#2 <text:span text:style-name="T5">CAS()</text:span></text:p>
      <table:table table:name="Table10" table:style-name="Table10">
        <table:table-column table:style-name="Table10.A"/>
        <table:table-column table:style-name="Table10.B"/>
        <table:table-row>
          <table:table-cell table:style-name="Table10.A1" office:value-type="string">
            <text:p text:style-name="P14">1</text:p>
            <text:p text:style-name="P14">2</text:p>
            <text:p text:style-name="P14">3</text:p>
            <text:p text:style-name="P14">4</text:p>
            <text:p text:style-name="P14">5</text:p>
            <text:p text:style-name="P14">6</text:p>
            <text:p text:style-name="P14">7</text:p>
            <text:p text:style-name="P14">8</text:p>
            <text:p text:style-name="P14">9</text:p>
            <text:p text:style-name="P14">10</text:p>
            <text:p text:style-name="P14"><text:soft-page-break/>11</text:p>
            <text:p text:style-name="P14">12</text:p>
          </table:table-cell>
          <table:table-cell table:style-name="Table10.B1" office:value-type="string">
            <text:p text:style-name="P13">static int</text:p>
            <text:p text:style-name="P13"><text:span text:style-name="T5">CAS</text:span><text:span text:style-name="T4">( void *shared, const void *oldvalue, const void *newvalue, size_t len )</text:span> {</text:p>
            <text:p text:style-name="P13"><text:s text:c="2"/>int ret = 0;</text:p>
            <text:p text:style-name="P13"/>
            <text:p text:style-name="P13"><text:s text:c="2"/><text:span text:style-name="T5">job_lock()</text:span>;</text:p>
            <text:p text:style-name="P13"><text:s text:c="2"/><text:span text:style-name="T4">if ( !</text:span><text:span text:style-name="T5">memcmp</text:span><text:span text:style-name="T4">( shared, oldvalue, len ) )</text:span> {</text:p>
            <text:p text:style-name="P13"><text:s text:c="4"/><text:span text:style-name="T5">memcpy</text:span>( shared, newvalue, len );</text:p>
            <text:p text:style-name="P13"><text:s text:c="4"/>ret = 1;</text:p>
            <text:p text:style-name="P13"><text:s text:c="2"/>}</text:p>
            <text:p text:style-name="P13"><text:s text:c="2"/><text:span text:style-name="T5">job_unlock()</text:span>;</text:p>
            <text:p text:style-name="P13"><text:soft-page-break/><text:s text:c="2"/>return ret;</text:p>
            <text:p text:style-name="P13">}</text:p>
          </table:table-cell>
        </table:table-row>
      </table:table>
      <text:p text:style-name="P2"/>
      <text:p text:style-name="P2">Listing#3 <text:span text:style-name="T5">CAS_int()</text:span></text:p>
      <table:table table:name="Table4" table:style-name="Table4">
        <table:table-column table:style-name="Table4.A"/>
        <table:table-column table:style-name="Table4.B"/>
        <table:table-row>
          <table:table-cell table:style-name="Table4.A1" office:value-type="string">
            <text:p text:style-name="P14">1</text:p>
            <text:p text:style-name="P14">2</text:p>
            <text:p text:style-name="P14">3</text:p>
            <text:p text:style-name="P14">4</text:p>
            <text:p text:style-name="P14">5</text:p>
            <text:p text:style-name="P14">6</text:p>
            <text:p text:style-name="P14">7</text:p>
            <text:p text:style-name="P14">8</text:p>
            <text:p text:style-name="P14">9</text:p>
            <text:p text:style-name="P14">10</text:p>
            <text:p text:style-name="P14">11</text:p>
            <text:p text:style-name="P14">12</text:p>
          </table:table-cell>
          <table:table-cell table:style-name="Table4.B1" office:value-type="string">
            <text:p text:style-name="P12">static int</text:p>
            <text:p text:style-name="P12"><text:span text:style-name="T5">CAS_int</text:span>( int *address, const int oldvalue, const int newvalue ) {</text:p>
            <text:p text:style-name="P12"><text:s text:c="2"/>int ret = 0;</text:p>
            <text:p text:style-name="P12"/>
            <text:p text:style-name="P12"><text:s text:c="2"/>if ( *address == oldvalue ) {</text:p>
            <text:p text:style-name="P12"><text:s text:c="4"/>*address = newvalue;</text:p>
            <text:p text:style-name="P12"><text:s text:c="4"/>ret = 1;</text:p>
            <text:p text:style-name="P12"><text:s text:c="2"/>}</text:p>
            <text:p text:style-name="P12"><text:s text:c="2"/>return ret;</text:p>
            <text:p text:style-name="P12">}</text:p>
          </table:table-cell>
        </table:table-row>
      </table:table>
      <text:p text:style-name="P2"/>
      <text:p text:style-name="P2">The <text:span text:style-name="T5">CAS_int</text:span> is similar to <text:span text:style-name="T5">CAS</text:span> with the only difference that it operates on a single word address.</text:p>
      <text:p text:style-name="P2"/>
      <text:p text:style-name="P2">Listing#4 <text:span text:style-name="T5">MCAS()</text:span></text:p>
      <table:table table:name="Table11" table:style-name="Table11">
        <table:table-column table:style-name="Table11.A"/>
        <table:table-column table:style-name="Table11.B"/>
        <table:table-row>
          <table:table-cell table:style-name="Table11.A1" office:value-type="string">
            <text:p text:style-name="P14">1</text:p>
            <text:p text:style-name="P14">2</text:p>
            <text:p text:style-name="P14">3</text:p>
            <text:p text:style-name="P14">4</text:p>
            <text:p text:style-name="P14">5</text:p>
            <text:p text:style-name="P14">6</text:p>
            <text:p text:style-name="P14">7</text:p>
            <text:p text:style-name="P14">8</text:p>
            <text:p text:style-name="P14">9</text:p>
            <text:p text:style-name="P14">10</text:p>
            <text:p text:style-name="P14">11</text:p>
            <text:p text:style-name="P14">12</text:p>
            <text:p text:style-name="P14">13</text:p>
            <text:p text:style-name="P14">14</text:p>
            <text:p text:style-name="P14">15</text:p>
            <text:p text:style-name="P14">16</text:p>
            <text:p text:style-name="P14">17</text:p>
            <text:p text:style-name="P14">18</text:p>
            <text:p text:style-name="P14">19</text:p>
            <text:p text:style-name="P14">20</text:p>
          </table:table-cell>
          <table:table-cell table:style-name="Table11.B1" office:value-type="string">
            <text:p text:style-name="P13">static int</text:p>
            <text:p text:style-name="P13"><text:span text:style-name="T5">MCAS</text:span><text:span text:style-name="T4">( int *shared, int *oldvalue, int *newvalue, size_t len )</text:span> {</text:p>
            <text:p text:style-name="P13"><text:s text:c="2"/>int *ptr = shared;</text:p>
            <text:p text:style-name="P13"><text:s text:c="2"/>int *expected = oldvalue;</text:p>
            <text:p text:style-name="P13"><text:s text:c="2"/>int *new_value = newvalue;</text:p>
            <text:p text:style-name="P13"><text:s text:c="2"/>uint32_t i;</text:p>
            <text:p text:style-name="P13"/>
            <text:p text:style-name="P13"><text:s text:c="2"/><text:span text:style-name="T4">for ( i = 0; i &lt; len; i += sizeof( int ) )</text:span> {</text:p>
            <text:p text:style-name="P13"><text:s text:c="4"/>if ( *ptr++ != *expected++ ) {</text:p>
            <text:p text:style-name="P13"><text:s text:c="6"/>return 0;</text:p>
            <text:p text:style-name="P13"><text:s text:c="4"/>}</text:p>
            <text:p text:style-name="P13"><text:s text:c="2"/>}</text:p>
            <text:p text:style-name="P13"><text:s text:c="2"/><text:span text:style-name="T5">job_lock()</text:span>;</text:p>
            <text:p text:style-name="P13"><text:s text:c="2"/>ptr = shared;</text:p>
            <text:p text:style-name="P13"><text:s text:c="2"/>for ( i = 0; i &lt; len; i += sizeof( int ) ) {</text:p>
            <text:p text:style-name="P13"><text:s text:c="4"/>*ptr++ = *new_value++;</text:p>
            <text:p text:style-name="P13"><text:s text:c="2"/>}</text:p>
            <text:p text:style-name="P13"><text:s text:c="2"/><text:span text:style-name="T5">job_unlock()</text:span>;</text:p>
            <text:p text:style-name="P13"><text:s text:c="2"/>return 1;</text:p>
            <text:p text:style-name="P13">}</text:p>
          </table:table-cell>
        </table:table-row>
      </table:table>
      <text:p text:style-name="P2"/>
      <text:p text:style-name="P2">In the <text:span text:style-name="T5">MCAS </text:span><text:span text:style-name="T4">in </text:span>order to ensure that all <text:span text:style-name="T4">shared</text:span> address are updated atomically it would be necessary to lock the last for loop starting at line 15.</text:p>
      <text:p text:style-name="P2"/>
      <text:h text:style-name="P29" text:outline-level="4">Analysis</text:h>
      <text:p text:style-name="P2">The part that makes the <text:span text:style-name="T5">add_job</text:span> function slow is the locking when have to copy the newly inserted item. This is a short duration lock that usually slows down pipeline operations. If we were to raise the level of abstraction and use atomic code to delineate transactions using for example a Software Transaction Memory (STM) it could be possible to implement an obstruction free algorithm. But the complexity and overhead is far greater for our simple job queue to benefit from. Achieving mutual exclusion using lock-free algorithms is not trivial even if we assume that processes get fair access to the shared variables. Here we try to solve the problem what happens when a process wants a lock? We have two choices either block or spin. Since we don't expect to wait for long time we chose to spin retesting certain variables as in the case of the ticket algorithm.</text:p>
      <text:p text:style-name="P2"/>
      <text:h text:style-name="P29" text:outline-level="4">Get job</text:h>
      <text:p text:style-name="P2">Once a job has been inserted into the queue one or more tasks would try to extract the next available item from the queue and send the message to destined service.</text:p>
      <text:p text:style-name="P2">The following listing shows such implementation.</text:p>
      <text:p text:style-name="P2"><text:soft-page-break/></text:p>
      <text:p text:style-name="P2">Listing#5 <text:span text:style-name="T5">get_job()</text:span></text:p>
      <table:table table:name="Table12" table:style-name="Table12">
        <table:table-column table:style-name="Table12.A"/>
        <table:table-column table:style-name="Table12.B"/>
        <table:table-row>
          <table:table-cell table:style-name="Table12.A1" office:value-type="string">
            <text:p text:style-name="P14">1</text:p>
            <text:p text:style-name="P14">2</text:p>
            <text:p text:style-name="P14">3</text:p>
            <text:p text:style-name="P14">4</text:p>
            <text:p text:style-name="P14">5</text:p>
            <text:p text:style-name="P14">6</text:p>
            <text:p text:style-name="P14">7</text:p>
            <text:p text:style-name="P14">8</text:p>
            <text:p text:style-name="P14">9</text:p>
            <text:p text:style-name="P14">10</text:p>
            <text:p text:style-name="P14">11</text:p>
            <text:p text:style-name="P14">12</text:p>
            <text:p text:style-name="P14">13</text:p>
            <text:p text:style-name="P14">14</text:p>
            <text:p text:style-name="P14">15</text:p>
            <text:p text:style-name="P14">16</text:p>
            <text:p text:style-name="P14">17</text:p>
            <text:p text:style-name="P14">18</text:p>
            <text:p text:style-name="P14">19</text:p>
            <text:p text:style-name="P14">20</text:p>
            <text:p text:style-name="P14">21</text:p>
            <text:p text:style-name="P14">22</text:p>
            <text:p text:style-name="P14">23</text:p>
            <text:p text:style-name="P14">24</text:p>
            <text:p text:style-name="P14">25</text:p>
            <text:p text:style-name="P14">26</text:p>
            <text:p text:style-name="P14">27</text:p>
          </table:table-cell>
          <table:table-cell table:style-name="Table12.B1" office:value-type="string">
            <text:p text:style-name="P6"><text:span text:style-name="T9">static</text:span><text:span text:style-name="T10"> </text:span><text:span text:style-name="T9">void</text:span><text:span text:style-name="T10"><text:line-break/>get_job</text:span><text:span text:style-name="T11">(</text:span><text:span text:style-name="T10"> job_ctrl </text:span><text:span text:style-name="T11">*</text:span><text:span text:style-name="T10">ctrl </text:span><text:span text:style-name="T11">)</text:span><text:span text:style-name="T10"> </text:span><text:span text:style-name="T11">{</text:span><text:span text:style-name="T10"><text:line-break/>  job_item </text:span><text:span text:style-name="T11">*</text:span><text:span text:style-name="T10">item</text:span><text:span text:style-name="T11">;</text:span><text:span text:style-name="T10"><text:line-break/>  </text:span><text:span text:style-name="T9">struct</text:span><text:span text:style-name="T10"> timespec req</text:span><text:span text:style-name="T11">;</text:span><text:span text:style-name="T10"><text:line-break/>  </text:span><text:span text:style-name="T9">int</text:span><text:span text:style-name="T10"> front</text:span><text:span text:style-name="T11">;</text:span><text:span text:style-name="T10"><text:line-break/>  </text:span><text:span text:style-name="T9">int</text:span><text:span text:style-name="T10"> tmp</text:span><text:span text:style-name="T11">;</text:span><text:span text:style-name="T10"><text:line-break/>  </text:span><text:span text:style-name="T9">int</text:span><text:span text:style-name="T10"> rear</text:span><text:span text:style-name="T11">;</text:span><text:span text:style-name="T10"><text:line-break/><text:line-break/>  req</text:span><text:span text:style-name="T11">.</text:span><text:span text:style-name="T10">tv_sec </text:span><text:span text:style-name="T11">=</text:span><text:span text:style-name="T10"> </text:span><text:span text:style-name="T12">0</text:span><text:span text:style-name="T11">;</text:span><text:span text:style-name="T10"><text:line-break/>  req</text:span><text:span text:style-name="T11">.</text:span><text:span text:style-name="T10">tv_nsec </text:span><text:span text:style-name="T11">=</text:span><text:span text:style-name="T10"> </text:span><text:span text:style-name="T12">1</text:span><text:span text:style-name="T11">;</text:span><text:span text:style-name="T10"><text:line-break/>  </text:span><text:span text:style-name="T9">while</text:span><text:span text:style-name="T10"> </text:span><text:span text:style-name="T11">(</text:span><text:span text:style-name="T10"> </text:span><text:span text:style-name="T9">true</text:span><text:span text:style-name="T10"> </text:span><text:span text:style-name="T11">)</text:span><text:span text:style-name="T10"> </text:span><text:span text:style-name="T11">{</text:span><text:span text:style-name="T10"><text:line-break/>    front </text:span><text:span text:style-name="T11">=</text:span><text:span text:style-name="T10"> ctrl</text:span><text:span text:style-name="T11">-&gt;</text:span><text:span text:style-name="T10">front</text:span><text:span text:style-name="T11">;</text:span><text:span text:style-name="T10"><text:line-break/>    rear </text:span><text:span text:style-name="T11">=</text:span><text:span text:style-name="T10"> ctrl</text:span><text:span text:style-name="T11">-&gt;</text:span><text:span text:style-name="T10">rear</text:span><text:span text:style-name="T11">;</text:span><text:span text:style-name="T10"><text:line-break/>    </text:span><text:span text:style-name="T9">if</text:span><text:span text:style-name="T10"> </text:span><text:span text:style-name="T11">(</text:span><text:span text:style-name="T10"> front </text:span><text:span text:style-name="T11">==</text:span><text:span text:style-name="T10"> rear </text:span><text:span text:style-name="T11">)</text:span><text:span text:style-name="T10"> </text:span><text:span text:style-name="T11">{</text:span><text:span text:style-name="T10"><text:line-break/>      nanosleep</text:span><text:span text:style-name="T11">(</text:span><text:span text:style-name="T10"> </text:span><text:span text:style-name="T11">&amp;</text:span><text:span text:style-name="T10">req</text:span><text:span text:style-name="T11">,</text:span><text:span text:style-name="T10"> NULL </text:span><text:span text:style-name="T11">);</text:span><text:span text:style-name="T10"><text:line-break/>      </text:span><text:span text:style-name="T9">continue</text:span><text:span text:style-name="T11">;</text:span><text:span text:style-name="T10"><text:line-break/>    </text:span><text:span text:style-name="T11">}</text:span><text:span text:style-name="T10"><text:line-break/>    front </text:span><text:span text:style-name="T11">=</text:span><text:span text:style-name="T10"> ctrl</text:span><text:span text:style-name="T11">-&gt;</text:span><text:span text:style-name="T10">front</text:span><text:span text:style-name="T11">;</text:span><text:span text:style-name="T10"><text:line-break/>    item </text:span><text:span text:style-name="T11">=</text:span><text:span text:style-name="T10"> </text:span><text:span text:style-name="T11">&amp;</text:span><text:span text:style-name="T10">ctrl</text:span><text:span text:style-name="T11">-&gt;</text:span><text:span text:style-name="T10">item</text:span><text:span text:style-name="T11">[</text:span><text:span text:style-name="T10"> front </text:span><text:span text:style-name="T11">];</text:span><text:span text:style-name="T10"><text:line-break/>    </text:span><text:span text:style-name="T9">if</text:span><text:span text:style-name="T10"> </text:span><text:span text:style-name="T11">(</text:span><text:span text:style-name="T10"> item</text:span><text:span text:style-name="T11">-&gt;</text:span><text:span text:style-name="T10">opt</text:span><text:span text:style-name="T11">.</text:span><text:span text:style-name="T10">server_socket </text:span><text:span text:style-name="T11">!=</text:span><text:span text:style-name="T10"> </text:span><text:span text:style-name="T11">-</text:span><text:span text:style-name="T12">1</text:span><text:span text:style-name="T10"> </text:span><text:span text:style-name="T11">)</text:span><text:span text:style-name="T10"> </text:span><text:span text:style-name="T11">{</text:span><text:span text:style-name="T10"><text:line-break/>      tmp </text:span><text:span text:style-name="T11">=</text:span><text:span text:style-name="T10"> </text:span><text:span text:style-name="T11">(</text:span><text:span text:style-name="T10"> front </text:span><text:span text:style-name="T11">+</text:span><text:span text:style-name="T10"> </text:span><text:span text:style-name="T12">1</text:span><text:span text:style-name="T10"> </text:span><text:span text:style-name="T11">)</text:span><text:span text:style-name="T10"> </text:span><text:span text:style-name="T11">%</text:span><text:span text:style-name="T10"> ITEM_ARRAY_SIZE</text:span><text:span text:style-name="T11">;</text:span><text:span text:style-name="T10"><text:line-break/>      </text:span><text:span text:style-name="T9">if</text:span><text:span text:style-name="T10"> </text:span><text:span text:style-name="T11">(</text:span><text:span text:style-name="T10"> CAS_int</text:span><text:span text:style-name="T11">(</text:span><text:span text:style-name="T10"> </text:span><text:span text:style-name="T11">&amp;</text:span><text:span text:style-name="T10">ctrl</text:span><text:span text:style-name="T11">-&gt;</text:span><text:span text:style-name="T10">front</text:span><text:span text:style-name="T11">,</text:span><text:span text:style-name="T10"> front</text:span><text:span text:style-name="T11">,</text:span><text:span text:style-name="T10"> tmp </text:span><text:span text:style-name="T11">)</text:span><text:span text:style-name="T10"> </text:span><text:span text:style-name="T11">)</text:span><text:span text:style-name="T10"> </text:span><text:span text:style-name="T11">{</text:span><text:span text:style-name="T10"><text:line-break/>        send</text:span><text:span text:style-name="T11">(</text:span><text:span text:style-name="T10"> item</text:span><text:span text:style-name="T11">-&gt;</text:span><text:span text:style-name="T10">opt</text:span><text:span text:style-name="T11">.</text:span><text:span text:style-name="T10">server_socket</text:span><text:span text:style-name="T11">,</text:span><text:span text:style-name="T10"> item</text:span><text:span text:style-name="T11">-&gt;</text:span><text:span text:style-name="T10">opt</text:span><text:span text:style-name="T11">.</text:span><text:span text:style-name="T10">buffer</text:span><text:span text:style-name="T11">,</text:span><text:span text:style-name="T10"> item</text:span><text:span text:style-name="T11">-&gt;</text:span><text:span text:style-name="T10">opt</text:span><text:span text:style-name="T11">.</text:span><text:span text:style-name="T10">buffer_len</text:span><text:span text:style-name="T11">,</text:span><text:span text:style-name="T10"> MSG_DONTWAIT </text:span><text:span text:style-name="T11">);</text:span><text:span text:style-name="T10"><text:line-break/>      </text:span><text:span text:style-name="T11">}</text:span><text:span text:style-name="T10"><text:line-break/>    </text:span><text:span text:style-name="T11">}</text:span><text:span text:style-name="T10"><text:line-break/>  </text:span><text:span text:style-name="T11">}</text:span><text:span text:style-name="T10"><text:line-break/></text:span><text:span text:style-name="T11">}</text:span> </text:p>
          </table:table-cell>
        </table:table-row>
      </table:table>
      <text:p text:style-name="P2"/>
      <text:p text:style-name="P2">Most of the operations in the loop are deterministic but when the queue is full the amount of sleep (line 15) before checking for the next item is not possible to evaluate unless we use a conditional variable to signal such condition. At the moment we sleep as little as possible hopefully to force task switching. Once we extract the item from the queue we advance the <text:span text:style-name="T5">front</text:span> pointer (line 22) and transmit the message on the socket. Again when we increment the <text:span text:style-name="T5">front</text:span> pointer we use the <text:span text:style-name="T5">CAS_int</text:span> function as described above.</text:p>
      <text:p text:style-name="P2"/>
      <text:h text:style-name="P29" text:outline-level="4">Partition job</text:h>
      <text:p text:style-name="P4">Thinking on the terms that each task can ope<text:span text:style-name="T1">rate on its own item it is possible to computationally split processing of queue into two halves and assign responsibility of task 1 to process the lower halve and task 2 the upper halve. To take advantage of such design we were to fill the queue first and then proceed with the processing. But if such case was true two tasks would again compete against each other in advancing the front pointer which is no different that the normal version we described above. As an experiment the following listing shows such implementation.</text:span></text:p>
      <text:p text:style-name="P5">Listing#6 <text:span text:style-name="T5">exec_partition()</text:span></text:p>
      <table:table table:name="Table14" table:style-name="Table14">
        <table:table-column table:style-name="Table14.A"/>
        <table:table-column table:style-name="Table14.B"/>
        <table:table-row>
          <table:table-cell table:style-name="Table14.A1" office:value-type="string">
            <text:p text:style-name="P14">1</text:p>
            <text:p text:style-name="P14">2</text:p>
            <text:p text:style-name="P14">3</text:p>
            <text:p text:style-name="P14">4</text:p>
            <text:p text:style-name="P14">5</text:p>
            <text:p text:style-name="P14">6</text:p>
            <text:p text:style-name="P14">7</text:p>
            <text:p text:style-name="P14">8</text:p>
            <text:p text:style-name="P14">9</text:p>
            <text:p text:style-name="P14">10</text:p>
            <text:p text:style-name="P14">11</text:p>
            <text:p text:style-name="P14">12</text:p>
            <text:p text:style-name="P14">13</text:p>
            <text:p text:style-name="P14">14</text:p>
            <text:p text:style-name="P14">15</text:p>
            <text:p text:style-name="P14">16</text:p>
            <text:p text:style-name="P14">17</text:p>
            <text:p text:style-name="P14">18</text:p>
            <text:p text:style-name="P14">19</text:p>
            <text:p text:style-name="P14">20</text:p>
            <text:p text:style-name="P14"><text:soft-page-break/>21</text:p>
            <text:p text:style-name="P14">22</text:p>
            <text:p text:style-name="P14">23</text:p>
            <text:p text:style-name="P14">24</text:p>
            <text:p text:style-name="P14">25</text:p>
            <text:p text:style-name="P14">26</text:p>
            <text:p text:style-name="P14">27</text:p>
            <text:p text:style-name="P14">28</text:p>
            <text:p text:style-name="P14">29</text:p>
            <text:p text:style-name="P14">30</text:p>
            <text:p text:style-name="P14">31</text:p>
            <text:p text:style-name="P14">32</text:p>
            <text:p text:style-name="P14">33</text:p>
            <text:p text:style-name="P14">34</text:p>
            <text:p text:style-name="P14">35</text:p>
            <text:p text:style-name="P14">35</text:p>
            <text:p text:style-name="P14">37</text:p>
            <text:p text:style-name="P14">38</text:p>
            <text:p text:style-name="P14">39</text:p>
          </table:table-cell>
          <table:table-cell table:style-name="Table14.B1" office:value-type="string">
            <text:p text:style-name="P13">static void</text:p>
            <text:p text:style-name="P13"><text:span text:style-name="T5">exec_partition</text:span>( job_ctrl *ctrl ) {</text:p>
            <text:p text:style-name="P13"><text:s text:c="2"/>int ret = 1;</text:p>
            <text:p text:style-name="P13"><text:s text:c="2"/>job_item *item;</text:p>
            <text:p text:style-name="P13"><text:s text:c="2"/>struct timespec req;</text:p>
            <text:p text:style-name="P13"><text:s text:c="2"/>int front;</text:p>
            <text:p text:style-name="P13"><text:s text:c="2"/>int tmp;</text:p>
            <text:p text:style-name="P13"><text:s text:c="2"/>int rear;</text:p>
            <text:p text:style-name="P13"><text:s text:c="2"/>int thread_idx = 1;</text:p>
            <text:p text:style-name="P13"/>
            <text:p text:style-name="P13"/>
            <text:p text:style-name="P13"><text:s text:c="2"/>if ( ctrl-&gt;tid[ 1 ] == self() ) {</text:p>
            <text:p text:style-name="P13"><text:s text:c="4"/>thread_idx = 2;</text:p>
            <text:p text:style-name="P13"><text:s text:c="2"/>}</text:p>
            <text:p text:style-name="P13"><text:s text:c="2"/>int min = ( thread_idx - 1 ) * 256;</text:p>
            <text:p text:style-name="P13"><text:s text:c="2"/>int max = thread_idx * 256;</text:p>
            <text:p text:style-name="P13"/>
            <text:p text:style-name="P13"><text:s text:c="2"/>req.tv_sec = 0;</text:p>
            <text:p text:style-name="P13"><text:s text:c="2"/>while ( true ) {</text:p>
            <text:p text:style-name="P13"><text:s text:c="4"/>front = ctrl-&gt;front;</text:p>
            <text:p text:style-name="P13"><text:soft-page-break/><text:s text:c="4"/>rear = ctrl-&gt;rear;</text:p>
            <text:p text:style-name="P13"><text:s text:c="4"/>if ( front == rear ) {</text:p>
            <text:p text:style-name="P13"><text:s text:c="6"/>req.tv_nsec = 1;</text:p>
            <text:p text:style-name="P13"><text:s text:c="6"/>nanosleep( &amp;req, NULL );</text:p>
            <text:p text:style-name="P13"><text:s text:c="6"/>continue;</text:p>
            <text:p text:style-name="P13"><text:s text:c="4"/>}</text:p>
            <text:p text:style-name="P13"><text:s text:c="4"/>front = ctrl-&gt;front;</text:p>
            <text:p text:style-name="P13"><text:s text:c="4"/>if ( front &gt;= min &amp;&amp; front &lt; max ) {</text:p>
            <text:p text:style-name="P13"><text:s text:c="6"/>item = &amp;ctrl-&gt;item[ front ];</text:p>
            <text:p text:style-name="P13"><text:s text:c="6"/>tmp = ( front + 1 ) % ITEM_ARRAY_SIZE;</text:p>
            <text:p text:style-name="P13"><text:s text:c="6"/>ctrl-&gt;front = tmp;</text:p>
            <text:p text:style-name="P13"><text:s text:c="6"/>send( item-&gt;opt.server_socket, item-&gt;opt.buffer, item-&gt;opt.buffer_len, MSG_DONTWAIT );</text:p>
            <text:p text:style-name="P13"><text:s text:c="4"/>}</text:p>
            <text:p text:style-name="P13"><text:s text:c="4"/>else {</text:p>
            <text:p text:style-name="P13"><text:s text:c="6"/>req.tv_nsec = 10;</text:p>
            <text:p text:style-name="P13"><text:s text:c="6"/>nanosleep( &amp;req, NULL );</text:p>
            <text:p text:style-name="P13"><text:s text:c="4"/>}</text:p>
            <text:p text:style-name="P13"><text:s text:c="2"/>}</text:p>
            <text:p text:style-name="P13">}</text:p>
          </table:table-cell>
        </table:table-row>
      </table:table>
      <text:p text:style-name="P1"/>
      <text:p text:style-name="P1">At lines 15 and 16 we ass<text:span text:style-name="T1">ign the ranges of values that each particular task can examine and process. For example task1 extracts only items from job queue with index 0 to 255 which is half the size of the queue. Task 2 would perform the rest of the extraction. In this case both tasks appear to access different memory locations and therefore no locking is required.</text:span></text:p>
      <text:p text:style-name="P2">Line 28 makes such a test and if true an item is extracted from the job queue and processed. Otherwise at line 35 we sleep for a longer period of time waiting for the other task to complete its processing.</text:p>
      <text:h text:style-name="Heading_20_4" text:outline-level="4">Mul<text:span text:style-name="T1">tiple send</text:span></text:h>
      <text:p text:style-name="P2">There are also certain variations to the approach taken to remove an item from the queue.</text:p>
      <text:p text:style-name="P2">Another approach that was investigated was to extract one or more items from the queue up to a maximum configurable value and transmit those messages as a big chunk with a single send call.</text:p>
      <text:p text:style-name="P2">The problem apart from the difficulty to create a concurrent version required that memory would be a continuous block which is not the case if addresses are assigned on the boundaries of different memory regions. Also our job item queue is a queue that holds messages from every service. Therefore two send calls should be used when messages found to belong to two distinct services. As as a reference the multiple send listing is included below.</text:p>
      <text:p text:style-name="P2"/>
      <text:p text:style-name="P2">Listing#7 <text:span text:style-name="T5">get_multiple_jobs()</text:span></text:p>
      <table:table table:name="Table2" table:style-name="Table2">
        <table:table-column table:style-name="Table2.A"/>
        <table:table-column table:style-name="Table2.B"/>
        <table:table-row>
          <table:table-cell table:style-name="Table2.A1" office:value-type="string">
            <text:p text:style-name="P14">1</text:p>
            <text:p text:style-name="P14">2</text:p>
            <text:p text:style-name="P14">3</text:p>
            <text:p text:style-name="P14">4</text:p>
            <text:p text:style-name="P14">5</text:p>
            <text:p text:style-name="P14">6</text:p>
            <text:p text:style-name="P14">7</text:p>
            <text:p text:style-name="P14">8</text:p>
            <text:p text:style-name="P14">9</text:p>
            <text:p text:style-name="P14">10</text:p>
            <text:p text:style-name="P14">11</text:p>
            <text:p text:style-name="P14">12</text:p>
            <text:p text:style-name="P14">13</text:p>
            <text:p text:style-name="P14">14</text:p>
            <text:p text:style-name="P14">15</text:p>
            <text:p text:style-name="P14">16</text:p>
            <text:p text:style-name="P14">17</text:p>
            <text:p text:style-name="P14">18</text:p>
            <text:p text:style-name="P14">19</text:p>
            <text:p text:style-name="P14">20</text:p>
            <text:p text:style-name="P14">21</text:p>
            <text:p text:style-name="P14">22</text:p>
            <text:p text:style-name="P14">23</text:p>
            <text:p text:style-name="P14">24</text:p>
            <text:p text:style-name="P14">25</text:p>
            <text:p text:style-name="P14">26</text:p>
            <text:p text:style-name="P14">27</text:p>
            <text:p text:style-name="P14">28</text:p>
            <text:p text:style-name="P14"><text:soft-page-break/>29</text:p>
            <text:p text:style-name="P14">30</text:p>
            <text:p text:style-name="P14">31</text:p>
            <text:p text:style-name="P14">32</text:p>
            <text:p text:style-name="P14">33</text:p>
            <text:p text:style-name="P14">34</text:p>
            <text:p text:style-name="P14">35</text:p>
            <text:p text:style-name="P14">36</text:p>
            <text:p text:style-name="P14">37</text:p>
            <text:p text:style-name="P14">38</text:p>
            <text:p text:style-name="P14">39</text:p>
          </table:table-cell>
          <table:table-cell table:style-name="Table2.B1" office:value-type="string">
            <text:p text:style-name="P13">static void</text:p>
            <text:p text:style-name="P26">get_multiple_jobs( job_ctrl *ctrl ) {</text:p>
            <text:p text:style-name="P13"><text:s text:c="2"/>job_item *items[ MAX_TAKE ];</text:p>
            <text:p text:style-name="P13"><text:s text:c="2"/>job_item *first = NULL;</text:p>
            <text:p text:style-name="P13"><text:s text:c="2"/>job_item *last_item = NULL;</text:p>
            <text:p text:style-name="P13"><text:s text:c="2"/>uint32_t total_len = 0;</text:p>
            <text:p text:style-name="P13"><text:s text:c="2"/>int i;</text:p>
            <text:p text:style-name="P13"><text:s text:c="2"/>int front, front_tmp;</text:p>
            <text:p text:style-name="P13"><text:s text:c="2"/>int thread_idx = 0;</text:p>
            <text:p text:style-name="P13"/>
            <text:p text:style-name="P13"><text:s text:c="2"/>for ( i = 0; i &lt; MAX_TAKE; i++ ) {</text:p>
            <text:p text:style-name="P13"><text:s text:c="4"/>items[ i ] = get_job( ctrl );</text:p>
            <text:p text:style-name="P13"><text:s text:c="4"/>first = items[ 0 ];</text:p>
            <text:p text:style-name="P13"><text:s text:c="4"/>if ( items[ i ] == NULL ) {</text:p>
            <text:p text:style-name="P13"><text:s text:c="6"/>break;</text:p>
            <text:p text:style-name="P13"><text:s text:c="4"/>}</text:p>
            <text:p text:style-name="P13"><text:s text:c="4"/>if ( i &gt; 0 &amp;&amp; items[ i - 1 ]-&gt;opt.server_socket != items[ i ]-&gt;opt.server_socket ) {</text:p>
            <text:p text:style-name="P13"><text:s text:c="6"/>last_item = items[ i - 1 ];</text:p>
            <text:p text:style-name="P13"><text:s text:c="6"/>break;</text:p>
            <text:p text:style-name="P13"><text:s text:c="4"/>}</text:p>
            <text:p text:style-name="P13"><text:s text:c="4"/>if ( i &gt; 0 &amp;&amp; ( char * )( items[ i - 1 ]-&gt;opt.buffer ) + items[ i - 1 ]-&gt;opt.buffer_len != items[ i ]-&gt;opt.buffer ) {</text:p>
            <text:p text:style-name="P13"><text:s text:c="6"/>last_item = items[ i - 1 ];</text:p>
            <text:p text:style-name="P13"><text:s text:c="6"/>break;</text:p>
            <text:p text:style-name="P13"><text:s text:c="4"/>}</text:p>
            <text:p text:style-name="P13"><text:s text:c="4"/>total_len += items[ i ]-&gt;opt.buffer_len;</text:p>
            <text:p text:style-name="P13"><text:s text:c="2"/>}</text:p>
            <text:p text:style-name="P13"><text:s text:c="2"/>front_tmp = i;</text:p>
            <text:p text:style-name="P13"><text:s text:c="2"/>if ( first != NULL ) {</text:p>
            <text:p text:style-name="P13"><text:soft-page-break/><text:s text:c="4"/>send( first-&gt;opt.server_socket, first-&gt;opt.buffer, total_len, MSG_DONTWAIT );</text:p>
            <text:p text:style-name="P13"><text:s text:c="2"/>}</text:p>
            <text:p text:style-name="P13"><text:s text:c="2"/>if ( last_item != NULL ) {</text:p>
            <text:p text:style-name="P13"><text:s text:c="4"/>send( last_item-&gt;opt.server_socket, last_item-&gt;opt.buffer, last_item-&gt;opt.buffer_len, MSG_DONTWAIT );</text:p>
            <text:p text:style-name="P13"><text:s text:c="2"/>}</text:p>
            <text:p text:style-name="P13"><text:s text:c="2"/>if ( first != NULL || last_item != NULL ) {</text:p>
            <text:p text:style-name="P13"><text:s text:c="4"/>front = ctrl-&gt;front;</text:p>
            <text:p text:style-name="P13"><text:s text:c="4"/>front_tmp = ( front_tmp + 1 ) % ITEM_ARRAY_SIZE;</text:p>
            <text:p text:style-name="P13"><text:s text:c="4"/>CAS_int( &amp;ctrl-&gt;front, front, front_tmp );</text:p>
            <text:p text:style-name="P13"><text:s text:c="2"/>}</text:p>
            <text:p text:style-name="P13">}</text:p>
          </table:table-cell>
        </table:table-row>
      </table:table>
      <text:p text:style-name="P1"/>
      <text:p text:style-name="P1">At line 12 we call get_job() to return a single item. Note that the current version of get_job() has to be modified to either return an item or NULL if not found. The for loop at line 11 would exit if an item returned is NULL or the current item com<text:span text:style-name="T1">pared to previous item differ. The server sockets could be different or the buffer addresses not continuous allocated. At line 29 we send one or more item with an accumulated total length. At line 32 we send a single item and at line 37 advance the front pointer by the send count.</text:span></text:p>
      <text:p text:style-name="P1"><text:span text:style-name="T1"/></text:p>
      <text:h text:style-name="Heading_20_4" text:outline-level="4">Analysis</text:h>
      <text:p text:style-name="Text_20_body"/>
      <text:p text:style-name="Text_20_body">Since we con<text:span text:style-name="T1">sider that the </text:span><text:span text:style-name="T8">CAS_int</text:span><text:span text:style-name="T1"> is lock free the </text:span><text:span text:style-name="T8">get_job</text:span><text:span text:style-name="T1"> should be running as fast as possible with minimum or no delay at all. The only thing that is unpredictable and undetermined is the sleep time when the queue becomes full. Effectively we want to sleep just enough to allow the kernel to switch tasks and run the code as concurrently as possible. Apart from this the other factor that impends performance at the moment and not related to the send is that frequent sends of small message size result in multiple receive calls that takes time to fill the receive buffer before messages being submitted to application.</text:span></text:p>
      <text:h text:style-name="P21" text:outline-level="3">Results</text:h>
      <text:p text:style-name="P2">We use the cbench:c program to evaluate the performance of messenger send. At all times the cbench:c program must complete with no errors. The cbench:c can operate in two modes but we only interesting in the throughput mode results. On the table below only the last line summary of the results shown. A summary is obtained from running the same test repeatedly ten times. From the summary figures we extracted the average value and this is the one we plotted and shown on the graph that follows. The standard deviation is another figure to watch and in our case we hope for small values. The file <text:span text:style-name="T5">messenger_send_results.odt</text:span> contains a complete description of the tests shown below and many more.</text:p>
      <text:p text:style-name="P2">The following results recorded on a single CPU environment shared by many users that often compile and execute other software with variable resource availability.</text:p>
      <text:p text:style-name="P2">Comparing these findings with my results at home environment (four CPU) there are about half and indicate that task switching is negligible and we getting a performance boost by using multitasking.</text:p>
      <text:p text:style-name="P2">The following results are summarized and shown below.</text:p>
      <text:p text:style-name="P2"/>
      <table:table table:name="Table3" table:style-name="Table3">
        <table:table-column table:style-name="Table3.A"/>
        <table:table-column table:style-name="Table3.B"/>
        <table:table-row>
          <table:table-cell table:style-name="Table3.A1" office:value-type="string">
            <text:p text:style-name="P10"><text:span text:style-name="T1">T</text:span><text:span text:style-name="T3">est Pre-conditions</text:span></text:p>
          </table:table-cell>
          <table:table-cell table:style-name="Table3.B1" office:value-type="string">
            <text:p text:style-name="P9">Sum<text:span text:style-name="T1">mary Results:</text:span></text:p>
          </table:table-cell>
        </table:table-row>
        <table:table-row>
          <table:table-cell table:style-name="Table3.A2" office:value-type="string">
            <text:p text:style-name="P11">1. No.of threads 2, queue size 512.</text:p>
            <text:p text:style-name="P10"><text:span text:style-name="T1">2. add_job() uses </text:span><text:span text:style-name="T8">MCAS</text:span></text:p>
            <text:p text:style-name="P10"><text:span text:style-name="T1">3. get_job() uses </text:span><text:span text:style-name="T8">CAS_int</text:span><text:span text:style-name="T1"> no locking.</text:span></text:p>
            <text:p text:style-name="P11">4. Single CPU shared multi-user environment.</text:p>
            <text:p text:style-name="P11">5. No of runs 2 select best <text:soft-page-break/>performer.</text:p>
          </table:table-cell>
          <table:table-cell table:style-name="Table3.B2" office:value-type="string">
            <text:p text:style-name="P10">RESULT: 1 switches 9 tests min/max/avg/stdev = 27357.67/30309.66/<text:span text:style-name="T5">28459.14</text:span>/795.35 responses/s.</text:p>
            <text:p text:style-name="P10">Job queue full con<text:span text:style-name="T1">dition not triggered not even once.</text:span></text:p>
          </table:table-cell>
        </table:table-row>
        <table:table-row>
          <table:table-cell table:style-name="Table3.A3" office:value-type="string">
            <text:p text:style-name="P10">1. No of threads 2 queue size 512.</text:p>
            <text:p text:style-name="P10">2. add_job() uses <text:span text:style-name="T5">CAS</text:span> memcpy. Ope<text:span text:style-name="T1">ration locked.</text:span></text:p>
            <text:p text:style-name="P10"><text:span text:style-name="T1">3.get_job() uses </text:span><text:span text:style-name="T8">CAS_int</text:span><text:span text:style-name="T1"> no locking.</text:span></text:p>
            <text:p text:style-name="P11">4. Single CPU shared multi-user environment.</text:p>
            <text:p text:style-name="P11">5. No of runs 2 select best performer.</text:p>
          </table:table-cell>
          <table:table-cell table:style-name="Table3.B3" office:value-type="string">
            <text:p text:style-name="P10">RESULT: 1 switches 9 tests min/max/avg/stdev = 27728.14/28802.65/<text:span text:style-name="T5">28356.44</text:span>/319.77 responses/s.</text:p>
            <text:p text:style-name="P10">Job queue full con<text:span text:style-name="T1">dition not triggered not even once.</text:span></text:p>
          </table:table-cell>
        </table:table-row>
        <table:table-row>
          <table:table-cell table:style-name="Table3.A2" office:value-type="string">
            <text:p text:style-name="P10">1. No.of threads 2, queue size 512.</text:p>
            <text:p text:style-name="P10">2. add_job() uses <text:span text:style-name="T5">MCAS</text:span>.</text:p>
            <text:p text:style-name="P10">3. partition queue size into two halves.</text:p>
            <text:p text:style-name="P10">4. Single CPU shared multi-user environment.</text:p>
            <text:p text:style-name="P10">5. Number of runs 2 select best performer.</text:p>
          </table:table-cell>
          <table:table-cell table:style-name="Table3.B2" office:value-type="string">
            <text:p text:style-name="P10">RESULT: 1 switches 9 tests min/max/avg/stdev = 27031.24/29233.96/<text:span text:style-name="T5">28190.41</text:span>/653.60 responses/s.</text:p>
            <text:p text:style-name="P10">Job queue full con<text:span text:style-name="T1">dition not triggered not even once.</text:span></text:p>
          </table:table-cell>
        </table:table-row>
        <table:table-row>
          <table:table-cell table:style-name="Table3.A3" office:value-type="string">
            <text:p text:style-name="P10">1. No.of threads 2, queue size 512.</text:p>
            <text:p text:style-name="P10">2. add_job() uses <text:span text:style-name="T5">CAS</text:span> memcpy. Operation locked.</text:p>
            <text:p text:style-name="P10">3. partition queue size into two halves.</text:p>
            <text:p text:style-name="P10">4. Single CPU multi-user shared environment.</text:p>
            <text:p text:style-name="P10">5. Number of runs 2 select best performer.</text:p>
          </table:table-cell>
          <table:table-cell table:style-name="Table3.B3" office:value-type="string">
            <text:p text:style-name="P10">RESULT: 1 switches 9 tests min/max/avg/stdev = 27474.76/29969.70/<text:span text:style-name="T5">28526.49</text:span>/708.28 responses/s.</text:p>
            <text:p text:style-name="P10">Job queue full con<text:span text:style-name="T1">dition not triggered not even once.</text:span></text:p>
          </table:table-cell>
        </table:table-row>
      </table:table>
      <text:p text:style-name="P2"/>
      <text:p text:style-name="P2">A pictorial representation of the above results is shown below.</text:p>
      <text:p text:style-name="P2"/>
      <text:p text:style-name="P2"><draw:frame draw:style-name="fr1" draw:name="graphics1" text:anchor-type="paragraph" svg:width="17cm" svg:height="4.822cm" draw:z-index="39"><draw:image xlink:href="../chart.png" xlink:type="simple" xlink:show="embed" xlink:actuate="onLoad"/></draw:frame></text:p>
      <text:p text:style-name="P2"/>
      <text:p text:style-name="P2">From the results above we can conclude that there is no much difference between the <text:span text:style-name="T5">MCAS</text:span> and <text:span text:style-name="T5">CAS</text:span> version. Also no significant difference in speed observed with the partition version that splits processing for the tasks.</text:p>
      <text:h text:style-name="P21" text:outline-level="3">References</text:h>
      <text:p text:style-name="P2"/>
      <text:p text:style-name="P2">On the road to constructing lock-free queues I come across the Bloom algorithm that I am describing below which is suitable not for preventing locking but for allowing access to shared data <text:soft-page-break/>manipulated by 2-writers and multi-readers. It works by maintaining a structure of two separate variables accessed by the 2-writers. We keep a set of tags (tag 1,2) associated with a set of values (val 1,2).</text:p>
      <text:p text:style-name="P2">Both tag values initially set to zero.</text:p>
      <text:p text:style-name="P2">When a writer 1 does a write operation it first reads the value of tag2 and store this value into slot 1.</text:p>
      <text:p text:style-name="P2">It then sets the tag1 = 1 – tag2 trying to make the tags unequal.</text:p>
      <text:p text:style-name="P2">In the case of writer 2 reads the other_tag = tag1.</text:p>
      <text:p text:style-name="P2">Store the value into slot2 </text:p>
      <text:p text:style-name="P2">Set the tag2 = tag1 trying to make the tags equal.</text:p>
      <text:p text:style-name="P2"/>
      <text:p text:style-name="P2">The read works as follows:</text:p>
      <text:p text:style-name="P2">Read both tags tag1 and tag2</text:p>
      <text:p text:style-name="P2">Compare the tags. If equal reread and return the value stored at slot 2.</text:p>
      <text:p text:style-name="P2">If unequal reread and return the value stored at slot1.</text:p>
      <text:p text:style-name="P2">Unfortunately our system consists of more than 2 threads if we take the main thread into consideration.</text:p>
      <text:p text:style-name="P2">There is n-writer and n-reader algorithm but it is far too complicate and I was unable to implement it to see any benefit applying it.</text:p>
      <text:p text:style-name="P2"/>
      <text:p text:style-name="P2">The following listing shows such implementation.</text:p>
      <text:p text:style-name="P2"/>
      <table:table table:name="Table1" table:style-name="Table1">
        <table:table-column table:style-name="Table1.A"/>
        <table:table-column table:style-name="Table1.B"/>
        <table:table-row>
          <table:table-cell table:style-name="Table1.A1" office:value-type="string">
            <text:p text:style-name="P14">1</text:p>
            <text:p text:style-name="P14">2</text:p>
            <text:p text:style-name="P14">3</text:p>
            <text:p text:style-name="P14">4</text:p>
            <text:p text:style-name="P14">5</text:p>
            <text:p text:style-name="P14">6</text:p>
            <text:p text:style-name="P14">7</text:p>
            <text:p text:style-name="P14">8</text:p>
            <text:p text:style-name="P14">9</text:p>
            <text:p text:style-name="P14">10</text:p>
            <text:p text:style-name="P14">11</text:p>
            <text:p text:style-name="P14">12</text:p>
            <text:p text:style-name="P14">13</text:p>
            <text:p text:style-name="P14">14</text:p>
            <text:p text:style-name="P14">15</text:p>
            <text:p text:style-name="P14">16</text:p>
            <text:p text:style-name="P14">17</text:p>
          </table:table-cell>
          <table:table-cell table:style-name="Table1.B1" office:value-type="string">
            <text:p text:style-name="P13">static void$</text:p>
            <text:p text:style-name="P13"><text:span text:style-name="T5">write_job_ctrl</text:span><text:span text:style-name="T4">( job_ctrl *ctrl, int value, const int idx, const int type )</text:span> {$</text:p>
            <text:p text:style-name="P13"><text:s text:c="2"/>int other_tag;$</text:p>
            <text:p text:style-name="P13"><text:s text:c="2"/>int other_idx = 0;$</text:p>
            <text:p text:style-name="P13">$</text:p>
            <text:p text:style-name="P13"><text:s text:c="2"/>if ( !idx ) {$</text:p>
            <text:p text:style-name="P13"><text:s text:c="4"/>other_idx = 1;$</text:p>
            <text:p text:style-name="P13"><text:s text:c="2"/>}$</text:p>
            <text:p text:style-name="P13"><text:s text:c="2"/>other_tag = ctrl-&gt;thread_ctrl[ other_idx ].job_tag[ type ];$</text:p>
            <text:p text:style-name="P13"><text:s text:c="2"/>ctrl-&gt;thread_ctrl[ idx ].job_value[ type ] = value;$</text:p>
            <text:p text:style-name="P13"><text:s text:c="2"/>if ( !idx ) {$</text:p>
            <text:p text:style-name="P13"><text:s text:c="4"/>ctrl-&gt;thread_ctrl[ idx ].job_tag[ type ] = 1 - other_tag;$</text:p>
            <text:p text:style-name="P13"><text:s text:c="2"/>}$</text:p>
            <text:p text:style-name="P13"><text:s text:c="2"/>else {$</text:p>
            <text:p text:style-name="P13"><text:s text:c="4"/>ctrl-&gt;thread_ctrl[ idx ].job_tag[ type ] = other_tag;$</text:p>
            <text:p text:style-name="P13"><text:s text:c="2"/>}$</text:p>
            <text:p text:style-name="P13">}</text:p>
          </table:table-cell>
        </table:table-row>
      </table:table>
      <text:p text:style-name="P1"/>
      <text:p text:style-name="P7">The <text:span text:style-name="T6">write_job_ctrl</text:span> is what a writer would call to save a value int<text:span text:style-name="T1">o a slot index by </text:span><text:span text:style-name="T8">idx</text:span><text:span text:style-name="T1"> and value referred to by </text:span><text:span text:style-name="T8">type</text:span><text:span text:style-name="T1">.</text:span></text:p>
      <text:p text:style-name="P7"><text:span text:style-name="T1">A reader would call the </text:span><text:span text:style-name="T8">read_job_ctrl</text:span><text:span text:style-name="T1"> to obtain the most recent updated value.</text:span></text:p>
      <text:p text:style-name="P8"/>
      <text:p text:style-name="P8"/>
      <table:table table:name="Table5" table:style-name="Table5">
        <table:table-column table:style-name="Table5.A"/>
        <table:table-column table:style-name="Table5.B"/>
        <table:table-row>
          <table:table-cell table:style-name="Table5.A1" office:value-type="string">
            <text:p text:style-name="P14">1</text:p>
            <text:p text:style-name="P14">2</text:p>
            <text:p text:style-name="P14">3</text:p>
            <text:p text:style-name="P14">4</text:p>
            <text:p text:style-name="P14">5</text:p>
            <text:p text:style-name="P14">6</text:p>
            <text:p text:style-name="P14">7</text:p>
            <text:p text:style-name="P14">8</text:p>
            <text:p text:style-name="P14">9</text:p>
            <text:p text:style-name="P14">10</text:p>
            <text:p text:style-name="P14">11</text:p>
            <text:p text:style-name="P14">12</text:p>
            <text:p text:style-name="P14">13</text:p>
            <text:p text:style-name="P14">14</text:p>
            <text:p text:style-name="P14">15</text:p>
            <text:p text:style-name="P14">16</text:p>
            <text:p text:style-name="P14">17</text:p>
            <text:p text:style-name="P14">18</text:p>
            <text:p text:style-name="P14">19</text:p>
            <text:p text:style-name="P14">20</text:p>
            <text:p text:style-name="P14"><text:soft-page-break/>21</text:p>
          </table:table-cell>
          <table:table-cell table:style-name="Table5.B1" office:value-type="string">
            <text:p text:style-name="P13">static int</text:p>
            <text:p text:style-name="P13"><text:span text:style-name="T5">read_job_ctrl</text:span>( const job_ctrl *ctrl, const int type ) {</text:p>
            <text:p text:style-name="P13"><text:s text:c="2"/>int tag0, tag1;</text:p>
            <text:p text:style-name="P13"><text:s text:c="2"/>int value = -1;</text:p>
            <text:p text:style-name="P13"><text:s text:c="2"/>int match_equal_cnt = 0;</text:p>
            <text:p text:style-name="P13"><text:s text:c="2"/>int match_unequal_cnt = 0;</text:p>
            <text:p text:style-name="P13"/>
            <text:p text:style-name="P13"><text:s text:c="2"/>while( match_equal_cnt &lt; 2 &amp;&amp; match_unequal_cnt &lt; 2 ) {</text:p>
            <text:p text:style-name="P13"><text:s text:c="4"/>tag0 = ctrl-&gt;thread_ctrl[ 0 ].job_tag[ type ];</text:p>
            <text:p text:style-name="P13"><text:s text:c="4"/>tag1 = ctrl-&gt;thread_ctrl[ 1 ].job_tag[ type ];</text:p>
            <text:p text:style-name="P13"><text:s text:c="4"/>if ( tag0 == tag1 ) {</text:p>
            <text:p text:style-name="P13"><text:s text:c="6"/>value = ctrl-&gt;thread_ctrl[ 1 ].job_value[ type ];</text:p>
            <text:p text:style-name="P13"><text:s text:c="6"/>match_equal_cnt++;</text:p>
            <text:p text:style-name="P13"><text:s text:c="4"/>}</text:p>
            <text:p text:style-name="P13"><text:s text:c="4"/>else {</text:p>
            <text:p text:style-name="P13"><text:s text:c="6"/>value = ctrl-&gt;thread_ctrl[ 0 ].job_value[ type ];</text:p>
            <text:p text:style-name="P13"><text:s text:c="6"/>match_unequal_cnt++;</text:p>
            <text:p text:style-name="P13"><text:s text:c="4"/>}</text:p>
            <text:p text:style-name="P13"><text:s text:c="2"/>}</text:p>
            <text:p text:style-name="P13"><text:s text:c="2"/>return value;</text:p>
            <text:p text:style-name="P13"><text:soft-page-break/>}</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Monaco" svg:font-family="Monaco, 'DejaVu Sans Mono', 'Bitstream Vera Sans Mono', 'Lucida Console', monospace"/>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heads_20_2" draw:display-name="Arrowheads 2" svg:viewBox="0 0 1131 902" svg:d="m564 0-564 902h1131z"/>
    <draw:stroke-dash draw:name="Line_20_with_20_Fine_20_Dots" draw:display-name="Line with Fine Dots" draw:style="rect" draw:dots1="1" draw:dots1-length="2.007cm" draw:dots2="10" draw:distance="0.152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fo:padding="0.049cm" fo:border-left="none" fo:border-right="0.035cm solid #99ccff" fo:border-top="none" fo:border-bottom="none" style:shadow="none"/>
      <style:text-properties style:font-name="Courier New" fo:font-size="10pt" style:font-name-asian="ＭＳ Ｐゴシック1"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k Karanatsios</meta:initial-creator>
    <meta:creation-date>2012-05-11T08:10:00.19</meta:creation-date>
    <dc:date>2012-06-05T16:30:28.64</dc:date>
    <dc:creator>Nick Karanatsios</dc:creator>
    <meta:editing-duration>P1DT13H37S</meta:editing-duration>
    <meta:editing-cycles>40</meta:editing-cycles>
    <meta:generator>OpenOffice.org/3.3$Win32 OpenOffice.org_project/330m20$Build-9567</meta:generator>
    <meta:document-statistic meta:table-count="15" meta:image-count="1" meta:object-count="0" meta:page-count="12" meta:paragraph-count="640" meta:word-count="4333" meta:character-count="24074"/>
  </office:meta>
</office:document-meta>
</file>